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1.933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552cm"/>
    </style:style>
    <style:style style:name="co15" style:family="table-column">
      <style:table-column-properties fo:break-before="auto" style:column-width="1.5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Pivot_20_Table_20_Corner">
      <style:table-cell-properties fo:border-bottom="none" style:text-align-source="fix" style:repeat-content="false" fo:border-left="2.01pt solid #000000" fo:border-right="0.99pt solid #000000" fo:border-top="2.01pt solid #000000"/>
      <style:paragraph-properties fo:text-align="center" fo:margin-left="0cm"/>
    </style:style>
    <style:style style:name="ce7" style:family="table-cell" style:parent-style-name="Pivot_20_Table_20_Field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Pivot_20_Table_20_Category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Pivot_20_Table_20_Title" style:data-style-name="N0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Pivot_20_Table_20_Field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cm"/>
    </style:style>
    <style:style style:name="ce12" style:family="table-cell" style:parent-style-name="Pivot_20_Table_20_Value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Pivot_20_Table_20_Value" style:data-style-name="N2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Pivot_20_Table_20_Value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Pivot_20_Table_20_Result" style:data-style-name="N2">
      <style:table-cell-properties fo:border-bottom="2.01pt solid #000000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16" style:family="table-cell" style:parent-style-name="Pivot_20_Table_20_Corner">
      <style:table-cell-properties fo:border-bottom="0.99pt solid #000000" style:text-align-source="fix" style:repeat-content="false" fo:border-left="none" fo:border-right="none" fo:border-top="2.01pt solid #000000"/>
      <style:paragraph-properties fo:text-align="center" fo:margin-left="0cm"/>
    </style:style>
    <style:style style:name="ce17" style:family="table-cell" style:parent-style-name="Pivot_20_Table_20_Result" style:data-style-name="N2">
      <style:table-cell-properties fo:border-bottom="2.01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18" style:family="table-cell" style:parent-style-name="Pivot_20_Table_20_Result" style:data-style-name="N2">
      <style:table-cell-properties fo:border-bottom="2.01pt solid #000000" style:text-align-source="fix" style:repeat-content="false" fo:border-left="none" fo:border-right="0.99pt solid #000000" fo:border-top="0.99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parentques</text:p>
          </table:table-cell>
          <table:table-cell office:value-type="string">
            <text:p>numques</text:p>
          </table:table-cell>
          <table:table-cell office:value-type="string">
            <text:p>summation</text:p>
          </table:table-cell>
          <table:table-cell table:number-columns-repeated="1018"/>
        </table:table-row>
        <table:table-row table:style-name="ro1">
          <table:table-cell office:value-type="string">
            <text:p>Skill1</text:p>
          </table:table-cell>
          <table:table-cell office:value-type="string">
            <text:p>Skill2</text:p>
          </table:table-cell>
          <table:table-cell office:value-type="string">
            <text:p>common ques</text:p>
          </table:table-cell>
          <table:table-cell office:value-type="string">
            <text:p>skill2ques</text:p>
          </table:table-cell>
          <table:table-cell office:value-type="string">
            <text:p>skill1ques</text:p>
          </table:table-cell>
          <table:table-cell office:value-type="string">
            <text:p>normalization</text:p>
          </table:table-cell>
          <table:table-cell office:value-type="string">
            <text:p>Score</text:p>
          </table:table-cell>
          <table:table-cell office:value-type="string">
            <text:p>Final Score</text:p>
          </table:table-cell>
          <table:table-cell office:value-type="string">
            <text:p>Final Score 2</text:p>
          </table:table-cell>
          <table:table-cell table:number-columns-repeated="1015"/>
        </table:table-row>
        <table:table-row table:style-name="ro1">
          <table:table-cell office:value-type="string">
            <text:p>machine-learning</text:p>
          </table:table-cell>
          <table:table-cell office:value-type="string">
            <text:p>statistics</text:p>
          </table:table-cell>
          <table:table-cell office:value-type="float" office:value="127">
            <text:p>127</text:p>
          </table:table-cell>
          <table:table-cell office:value-type="float" office:value="3357">
            <text:p>3357</text:p>
          </table:table-cell>
          <table:table-cell office:value-type="float" office:value="3208">
            <text:p>3208</text:p>
          </table:table-cell>
          <table:table-cell office:value-type="float" office:value="1784">
            <text:p>1784</text:p>
          </table:table-cell>
          <table:table-cell table:style-name="ce2" table:formula="of:=[.C4]*10000/[.D4]" office:value-type="float" office:value="378.313970807268">
            <text:p>378.3</text:p>
          </table:table-cell>
          <table:table-cell table:style-name="ce3" table:formula="of:=ATAN([.G4]/300)*7/11" office:value-type="float" office:value="0.572945615313898">
            <text:p>0.57</text:p>
          </table:table-cell>
          <table:table-cell table:style-name="ce4" table:formula="of:=IF([.H4]&lt;0.02;&quot;&quot;;[.H4])" office:value-type="float" office:value="0.572945615313898">
            <text:p>0.57</text:p>
          </table:table-cell>
          <table:table-cell table:number-columns-repeated="1015"/>
        </table:table-row>
        <table:table-row table:style-name="ro1">
          <table:table-cell office:value-type="string">
            <text:p>machine-learning</text:p>
          </table:table-cell>
          <table:table-cell office:value-type="string">
            <text:p>data-mining</text:p>
          </table:table-cell>
          <table:table-cell office:value-type="float" office:value="252">
            <text:p>252</text:p>
          </table:table-cell>
          <table:table-cell office:value-type="float" office:value="1082">
            <text:p>1082</text:p>
          </table:table-cell>
          <table:table-cell office:value-type="float" office:value="3208">
            <text:p>3208</text:p>
          </table:table-cell>
          <table:table-cell office:value-type="float" office:value="1784">
            <text:p>1784</text:p>
          </table:table-cell>
          <table:table-cell table:style-name="ce2" table:formula="of:=[.C5]*10000/[.D5]" office:value-type="float" office:value="2329.02033271719">
            <text:p>2329.0</text:p>
          </table:table-cell>
          <table:table-cell table:style-name="ce3" table:formula="of:=ATAN([.G5]/300)*7/11" office:value-type="float" office:value="0.918076849397455">
            <text:p>0.92</text:p>
          </table:table-cell>
          <table:table-cell table:style-name="ce4" table:formula="of:=IF([.H5]&lt;0.02;&quot;&quot;;[.H5])" office:value-type="float" office:value="0.918076849397455">
            <text:p>0.92</text:p>
          </table:table-cell>
          <table:table-cell table:number-columns-repeated="1015"/>
        </table:table-row>
        <table:table-row table:style-name="ro1">
          <table:table-cell office:value-type="string">
            <text:p>machine-learning</text:p>
          </table:table-cell>
          <table:table-cell office:value-type="string">
            <text:p>nlp</text:p>
          </table:table-cell>
          <table:table-cell office:value-type="float" office:value="230">
            <text:p>230</text:p>
          </table:table-cell>
          <table:table-cell office:value-type="float" office:value="2349">
            <text:p>2349</text:p>
          </table:table-cell>
          <table:table-cell office:value-type="float" office:value="3208">
            <text:p>3208</text:p>
          </table:table-cell>
          <table:table-cell office:value-type="float" office:value="1784">
            <text:p>1784</text:p>
          </table:table-cell>
          <table:table-cell table:style-name="ce2" table:formula="of:=[.C6]*10000/[.D6]" office:value-type="float" office:value="979.14005959983">
            <text:p>979.1</text:p>
          </table:table-cell>
          <table:table-cell table:style-name="ce3" table:formula="of:=ATAN([.G6]/300)*7/11" office:value-type="float" office:value="0.810400381354794">
            <text:p>0.81</text:p>
          </table:table-cell>
          <table:table-cell table:style-name="ce4" table:formula="of:=IF([.H6]&lt;0.02;&quot;&quot;;[.H6])" office:value-type="float" office:value="0.810400381354794">
            <text:p>0.81</text:p>
          </table:table-cell>
          <table:table-cell table:number-columns-repeated="1015"/>
        </table:table-row>
        <table:table-row table:style-name="ro1">
          <table:table-cell office:value-type="string">
            <text:p>machine-learning</text:p>
          </table:table-cell>
          <table:table-cell office:value-type="string">
            <text:p>algorithm</text:p>
          </table:table-cell>
          <table:table-cell office:value-type="float" office:value="274">
            <text:p>274</text:p>
          </table:table-cell>
          <table:table-cell office:value-type="float" office:value="33501">
            <text:p>33501</text:p>
          </table:table-cell>
          <table:table-cell office:value-type="float" office:value="3208">
            <text:p>3208</text:p>
          </table:table-cell>
          <table:table-cell office:value-type="float" office:value="1784">
            <text:p>1784</text:p>
          </table:table-cell>
          <table:table-cell table:style-name="ce2" table:formula="of:=[.C7]*10000/[.D7]" office:value-type="float" office:value="81.7886033252739">
            <text:p>81.8</text:p>
          </table:table-cell>
          <table:table-cell table:style-name="ce3" table:formula="of:=ATAN([.G7]/300)*7/11" office:value-type="float" office:value="0.169374722162562">
            <text:p>0.17</text:p>
          </table:table-cell>
          <table:table-cell table:style-name="ce4" table:formula="of:=IF([.H7]&lt;0.02;&quot;&quot;;[.H7])" office:value-type="float" office:value="0.169374722162562">
            <text:p>0.17</text:p>
          </table:table-cell>
          <table:table-cell table:number-columns-repeated="1015"/>
        </table:table-row>
        <table:table-row table:style-name="ro1">
          <table:table-cell office:value-type="string">
            <text:p>machine-learning</text:p>
          </table:table-cell>
          <table:table-cell office:value-type="string">
            <text:p>artificial-intelligence</text:p>
          </table:table-cell>
          <table:table-cell office:value-type="float" office:value="354">
            <text:p>354</text:p>
          </table:table-cell>
          <table:table-cell office:value-type="float" office:value="2103">
            <text:p>2103</text:p>
          </table:table-cell>
          <table:table-cell office:value-type="float" office:value="3208">
            <text:p>3208</text:p>
          </table:table-cell>
          <table:table-cell office:value-type="float" office:value="1784">
            <text:p>1784</text:p>
          </table:table-cell>
          <table:table-cell table:style-name="ce2" table:formula="of:=[.C8]*10000/[.D8]" office:value-type="float" office:value="1683.30955777461">
            <text:p>1683.3</text:p>
          </table:table-cell>
          <table:table-cell table:style-name="ce3" table:formula="of:=ATAN([.G8]/300)*7/11" office:value-type="float" office:value="0.887363101851254">
            <text:p>0.89</text:p>
          </table:table-cell>
          <table:table-cell table:style-name="ce4" table:formula="of:=IF([.H8]&lt;0.02;&quot;&quot;;[.H8])" office:value-type="float" office:value="0.887363101851254">
            <text:p>0.89</text:p>
          </table:table-cell>
          <table:table-cell table:number-columns-repeated="1015"/>
        </table:table-row>
        <table:table-row table:style-name="ro1">
          <table:table-cell office:value-type="string">
            <text:p>machine-learning</text:p>
          </table:table-cell>
          <table:table-cell office:value-type="string">
            <text:p>python</text:p>
          </table:table-cell>
          <table:table-cell office:value-type="float" office:value="474">
            <text:p>474</text:p>
          </table:table-cell>
          <table:table-cell office:value-type="float" office:value="226954">
            <text:p>226954</text:p>
          </table:table-cell>
          <table:table-cell office:value-type="float" office:value="3208">
            <text:p>3208</text:p>
          </table:table-cell>
          <table:table-cell office:value-type="float" office:value="1784">
            <text:p>1784</text:p>
          </table:table-cell>
          <table:table-cell table:style-name="ce2" table:formula="of:=[.C9]*10000/[.D9]" office:value-type="float" office:value="20.8852895300369">
            <text:p>20.9</text:p>
          </table:table-cell>
          <table:table-cell table:style-name="ce3" table:formula="of:=ATAN([.G9]/300)*7/11" office:value-type="float" office:value="0.0442307649338269">
            <text:p>0.04</text:p>
          </table:table-cell>
          <table:table-cell table:style-name="ce4" table:formula="of:=IF([.H9]&lt;0.02;&quot;&quot;;[.H9])" office:value-type="float" office:value="0.0442307649338269">
            <text:p>0.04</text:p>
          </table:table-cell>
          <table:table-cell table:number-columns-repeated="1015"/>
        </table:table-row>
        <table:table-row table:style-name="ro1">
          <table:table-cell office:value-type="string">
            <text:p>machine-learning</text:p>
          </table:table-cell>
          <table:table-cell office:value-type="string">
            <text:p>c++</text:p>
          </table:table-cell>
          <table:table-cell office:value-type="float" office:value="96">
            <text:p>96</text:p>
          </table:table-cell>
          <table:table-cell office:value-type="float" office:value="231225">
            <text:p>231225</text:p>
          </table:table-cell>
          <table:table-cell office:value-type="float" office:value="3208">
            <text:p>3208</text:p>
          </table:table-cell>
          <table:table-cell office:value-type="float" office:value="1784">
            <text:p>1784</text:p>
          </table:table-cell>
          <table:table-cell table:style-name="ce2" table:formula="of:=[.C10]*10000/[.D10]" office:value-type="float" office:value="4.15180019461563">
            <text:p>4.2</text:p>
          </table:table-cell>
          <table:table-cell table:style-name="ce3" table:formula="of:=ATAN([.G10]/300)*7/11" office:value-type="float" office:value="0.0088062867120049">
            <text:p>0.01</text:p>
          </table:table-cell>
          <table:table-cell table:style-name="ce4" table:formula="of:=IF([.H10]&lt;0.02;&quot;&quot;;[.H10])">
            <text:p/>
          </table:table-cell>
          <table:table-cell table:number-columns-repeated="1015"/>
        </table:table-row>
        <table:table-row table:style-name="ro1">
          <table:table-cell office:value-type="string">
            <text:p>machine-learning</text:p>
          </table:table-cell>
          <table:table-cell office:value-type="string">
            <text:p>java</text:p>
          </table:table-cell>
          <table:table-cell office:value-type="float" office:value="212">
            <text:p>212</text:p>
          </table:table-cell>
          <table:table-cell office:value-type="float" office:value="490818">
            <text:p>490818</text:p>
          </table:table-cell>
          <table:table-cell office:value-type="float" office:value="3208">
            <text:p>3208</text:p>
          </table:table-cell>
          <table:table-cell office:value-type="float" office:value="1784">
            <text:p>1784</text:p>
          </table:table-cell>
          <table:table-cell table:style-name="ce2" table:formula="of:=[.C11]*10000/[.D11]" office:value-type="float" office:value="4.31931999233932">
            <text:p>4.3</text:p>
          </table:table-cell>
          <table:table-cell table:style-name="ce3" table:formula="of:=ATAN([.G11]/300)*7/11" office:value-type="float" office:value="0.0091615609103862">
            <text:p>0.01</text:p>
          </table:table-cell>
          <table:table-cell table:style-name="ce4" table:formula="of:=IF([.H11]&lt;0.02;&quot;&quot;;[.H11])">
            <text:p/>
          </table:table-cell>
          <table:table-cell table:number-columns-repeated="1015"/>
        </table:table-row>
        <table:table-row table:style-name="ro1">
          <table:table-cell office:value-type="string">
            <text:p>probability</text:p>
          </table:table-cell>
          <table:table-cell office:value-type="string">
            <text:p>machine-learning</text:p>
          </table:table-cell>
          <table:table-cell office:value-type="float" office:value="27">
            <text:p>27</text:p>
          </table:table-cell>
          <table:table-cell office:value-type="float" office:value="3208">
            <text:p>3208</text:p>
          </table:table-cell>
          <table:table-cell office:value-type="float" office:value="848">
            <text:p>848</text:p>
          </table:table-cell>
          <table:table-cell office:value-type="float" office:value="1208">
            <text:p>1208</text:p>
          </table:table-cell>
          <table:table-cell table:style-name="ce2" table:formula="of:=[.C12]*10000/[.D12]" office:value-type="float" office:value="84.1645885286783">
            <text:p>84.2</text:p>
          </table:table-cell>
          <table:table-cell table:style-name="ce3" table:formula="of:=ATAN([.G12]/300)*7/11" office:value-type="float" office:value="0.174056510449226">
            <text:p>0.17</text:p>
          </table:table-cell>
          <table:table-cell table:style-name="ce4" table:formula="of:=IF([.H12]&lt;0.02;&quot;&quot;;[.H12])" office:value-type="float" office:value="0.174056510449226">
            <text:p>0.17</text:p>
          </table:table-cell>
          <table:table-cell table:number-columns-repeated="1015"/>
        </table:table-row>
        <table:table-row table:style-name="ro1">
          <table:table-cell office:value-type="string">
            <text:p>probability</text:p>
          </table:table-cell>
          <table:table-cell office:value-type="string">
            <text:p>statistics</text:p>
          </table:table-cell>
          <table:table-cell office:value-type="float" office:value="134">
            <text:p>134</text:p>
          </table:table-cell>
          <table:table-cell office:value-type="float" office:value="3357">
            <text:p>3357</text:p>
          </table:table-cell>
          <table:table-cell office:value-type="float" office:value="848">
            <text:p>848</text:p>
          </table:table-cell>
          <table:table-cell office:value-type="float" office:value="1208">
            <text:p>1208</text:p>
          </table:table-cell>
          <table:table-cell table:style-name="ce2" table:formula="of:=[.C13]*10000/[.D13]" office:value-type="float" office:value="399.165921954126">
            <text:p>399.2</text:p>
          </table:table-cell>
          <table:table-cell table:style-name="ce3" table:formula="of:=ATAN([.G13]/300)*7/11" office:value-type="float" office:value="0.589459173659824">
            <text:p>0.59</text:p>
          </table:table-cell>
          <table:table-cell table:style-name="ce4" table:formula="of:=IF([.H13]&lt;0.02;&quot;&quot;;[.H13])" office:value-type="float" office:value="0.589459173659824">
            <text:p>0.59</text:p>
          </table:table-cell>
          <table:table-cell table:number-columns-repeated="1015"/>
        </table:table-row>
        <table:table-row table:style-name="ro1">
          <table:table-cell office:value-type="string">
            <text:p>probability</text:p>
          </table:table-cell>
          <table:table-cell office:value-type="string">
            <text:p>algorithm</text:p>
          </table:table-cell>
          <table:table-cell office:value-type="float" office:value="164">
            <text:p>164</text:p>
          </table:table-cell>
          <table:table-cell office:value-type="float" office:value="33501">
            <text:p>33501</text:p>
          </table:table-cell>
          <table:table-cell office:value-type="float" office:value="848">
            <text:p>848</text:p>
          </table:table-cell>
          <table:table-cell office:value-type="float" office:value="1208">
            <text:p>1208</text:p>
          </table:table-cell>
          <table:table-cell table:style-name="ce2" table:formula="of:=[.C14]*10000/[.D14]" office:value-type="float" office:value="48.9537625742515">
            <text:p>49.0</text:p>
          </table:table-cell>
          <table:table-cell table:style-name="ce3" table:formula="of:=ATAN([.G14]/300)*7/11" office:value-type="float" office:value="0.102934088689939">
            <text:p>0.10</text:p>
          </table:table-cell>
          <table:table-cell table:style-name="ce4" table:formula="of:=IF([.H14]&lt;0.02;&quot;&quot;;[.H14])" office:value-type="float" office:value="0.102934088689939">
            <text:p>0.10</text:p>
          </table:table-cell>
          <table:table-cell table:number-columns-repeated="1015"/>
        </table:table-row>
        <table:table-row table:style-name="ro1">
          <table:table-cell office:value-type="string">
            <text:p>probability</text:p>
          </table:table-cell>
          <table:table-cell office:value-type="string">
            <text:p>artificial-intelligence</text:p>
          </table:table-cell>
          <table:table-cell office:value-type="float" office:value="12">
            <text:p>12</text:p>
          </table:table-cell>
          <table:table-cell office:value-type="float" office:value="2103">
            <text:p>2103</text:p>
          </table:table-cell>
          <table:table-cell office:value-type="float" office:value="848">
            <text:p>848</text:p>
          </table:table-cell>
          <table:table-cell office:value-type="float" office:value="1208">
            <text:p>1208</text:p>
          </table:table-cell>
          <table:table-cell table:style-name="ce2" table:formula="of:=[.C15]*10000/[.D15]" office:value-type="float" office:value="57.0613409415121">
            <text:p>57.1</text:p>
          </table:table-cell>
          <table:table-cell table:style-name="ce3" table:formula="of:=ATAN([.G15]/300)*7/11" office:value-type="float" office:value="0.119610453925185">
            <text:p>0.12</text:p>
          </table:table-cell>
          <table:table-cell table:style-name="ce4" table:formula="of:=IF([.H15]&lt;0.02;&quot;&quot;;[.H15])" office:value-type="float" office:value="0.119610453925185">
            <text:p>0.12</text:p>
          </table:table-cell>
          <table:table-cell table:number-columns-repeated="1015"/>
        </table:table-row>
        <table:table-row table:style-name="ro1">
          <table:table-cell office:value-type="string">
            <text:p>probability</text:p>
          </table:table-cell>
          <table:table-cell office:value-type="string">
            <text:p>python</text:p>
          </table:table-cell>
          <table:table-cell office:value-type="float" office:value="86">
            <text:p>86</text:p>
          </table:table-cell>
          <table:table-cell office:value-type="float" office:value="226954">
            <text:p>226954</text:p>
          </table:table-cell>
          <table:table-cell office:value-type="float" office:value="848">
            <text:p>848</text:p>
          </table:table-cell>
          <table:table-cell office:value-type="float" office:value="1208">
            <text:p>1208</text:p>
          </table:table-cell>
          <table:table-cell table:style-name="ce2" table:formula="of:=[.C16]*10000/[.D16]" office:value-type="float" office:value="3.78931413414172">
            <text:p>3.8</text:p>
          </table:table-cell>
          <table:table-cell table:style-name="ce3" table:formula="of:=ATAN([.G16]/300)*7/11" office:value-type="float" office:value="0.00803751164675808">
            <text:p>0.01</text:p>
          </table:table-cell>
          <table:table-cell table:style-name="ce4" table:formula="of:=IF([.H16]&lt;0.02;&quot;&quot;;[.H16])">
            <text:p/>
          </table:table-cell>
          <table:table-cell table:number-columns-repeated="1015"/>
        </table:table-row>
        <table:table-row table:style-name="ro1">
          <table:table-cell office:value-type="string">
            <text:p>probability</text:p>
          </table:table-cell>
          <table:table-cell office:value-type="string">
            <text:p>c++</text:p>
          </table:table-cell>
          <table:table-cell office:value-type="float" office:value="49">
            <text:p>49</text:p>
          </table:table-cell>
          <table:table-cell office:value-type="float" office:value="231225">
            <text:p>231225</text:p>
          </table:table-cell>
          <table:table-cell office:value-type="float" office:value="848">
            <text:p>848</text:p>
          </table:table-cell>
          <table:table-cell office:value-type="float" office:value="1208">
            <text:p>1208</text:p>
          </table:table-cell>
          <table:table-cell table:style-name="ce2" table:formula="of:=[.C17]*10000/[.D17]" office:value-type="float" office:value="2.11914801600173">
            <text:p>2.1</text:p>
          </table:table-cell>
          <table:table-cell table:style-name="ce3" table:formula="of:=ATAN([.G17]/300)*7/11" office:value-type="float" office:value="0.00449508769441255">
            <text:p>0.00</text:p>
          </table:table-cell>
          <table:table-cell table:style-name="ce4" table:formula="of:=IF([.H17]&lt;0.02;&quot;&quot;;[.H17])">
            <text:p/>
          </table:table-cell>
          <table:table-cell table:number-columns-repeated="1015"/>
        </table:table-row>
        <table:table-row table:style-name="ro1">
          <table:table-cell office:value-type="string">
            <text:p>probability</text:p>
          </table:table-cell>
          <table:table-cell office:value-type="string">
            <text:p>java</text:p>
          </table:table-cell>
          <table:table-cell office:value-type="float" office:value="62">
            <text:p>62</text:p>
          </table:table-cell>
          <table:table-cell office:value-type="float" office:value="490818">
            <text:p>490818</text:p>
          </table:table-cell>
          <table:table-cell office:value-type="float" office:value="848">
            <text:p>848</text:p>
          </table:table-cell>
          <table:table-cell office:value-type="float" office:value="1208">
            <text:p>1208</text:p>
          </table:table-cell>
          <table:table-cell table:style-name="ce2" table:formula="of:=[.C18]*10000/[.D18]" office:value-type="float" office:value="1.26319735625018">
            <text:p>1.3</text:p>
          </table:table-cell>
          <table:table-cell table:style-name="ce3" table:formula="of:=ATAN([.G18]/300)*7/11" office:value-type="float" office:value="0.00267949370814996">
            <text:p>0.00</text:p>
          </table:table-cell>
          <table:table-cell table:style-name="ce4" table:formula="of:=IF([.H18]&lt;0.02;&quot;&quot;;[.H18])">
            <text:p/>
          </table:table-cell>
          <table:table-cell table:number-columns-repeated="1015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achine-learning</text:p>
          </table:table-cell>
          <table:table-cell office:value-type="float" office:value="127">
            <text:p>127</text:p>
          </table:table-cell>
          <table:table-cell office:value-type="float" office:value="3208">
            <text:p>3208</text:p>
          </table:table-cell>
          <table:table-cell office:value-type="float" office:value="3357">
            <text:p>3357</text:p>
          </table:table-cell>
          <table:table-cell office:value-type="float" office:value="3046">
            <text:p>3046</text:p>
          </table:table-cell>
          <table:table-cell table:style-name="ce2" table:formula="of:=[.C19]*10000/[.D19]" office:value-type="float" office:value="395.885286783042">
            <text:p>395.9</text:p>
          </table:table-cell>
          <table:table-cell table:style-name="ce3" table:formula="of:=ATAN([.G19]/300)*7/11" office:value-type="float" office:value="0.586934014786923">
            <text:p>0.59</text:p>
          </table:table-cell>
          <table:table-cell table:style-name="ce4" table:formula="of:=IF([.H19]&lt;0.02;&quot;&quot;;[.H19])" office:value-type="float" office:value="0.586934014786923">
            <text:p>0.59</text:p>
          </table:table-cell>
          <table:table-cell table:number-columns-repeated="1015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probability</text:p>
          </table:table-cell>
          <table:table-cell office:value-type="float" office:value="134">
            <text:p>134</text:p>
          </table:table-cell>
          <table:table-cell office:value-type="float" office:value="848">
            <text:p>848</text:p>
          </table:table-cell>
          <table:table-cell office:value-type="float" office:value="3357">
            <text:p>3357</text:p>
          </table:table-cell>
          <table:table-cell office:value-type="float" office:value="3046">
            <text:p>3046</text:p>
          </table:table-cell>
          <table:table-cell table:style-name="ce2" table:formula="of:=[.C20]*10000/[.D20]" office:value-type="float" office:value="1580.18867924528">
            <text:p>1580.2</text:p>
          </table:table-cell>
          <table:table-cell table:style-name="ce3" table:formula="of:=ATAN([.G20]/300)*7/11" office:value-type="float" office:value="0.880204460307871">
            <text:p>0.88</text:p>
          </table:table-cell>
          <table:table-cell table:style-name="ce4" table:formula="of:=IF([.H20]&lt;0.02;&quot;&quot;;[.H20])" office:value-type="float" office:value="0.880204460307871">
            <text:p>0.88</text:p>
          </table:table-cell>
          <table:table-cell table:number-columns-repeated="1015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sql</text:p>
          </table:table-cell>
          <table:table-cell office:value-type="float" office:value="92">
            <text:p>92</text:p>
          </table:table-cell>
          <table:table-cell office:value-type="float" office:value="159028">
            <text:p>159028</text:p>
          </table:table-cell>
          <table:table-cell office:value-type="float" office:value="3357">
            <text:p>3357</text:p>
          </table:table-cell>
          <table:table-cell office:value-type="float" office:value="3046">
            <text:p>3046</text:p>
          </table:table-cell>
          <table:table-cell table:style-name="ce2" table:formula="of:=[.C21]*10000/[.D21]" office:value-type="float" office:value="5.78514475438288">
            <text:p>5.8</text:p>
          </table:table-cell>
          <table:table-cell table:style-name="ce3" table:formula="of:=ATAN([.G21]/300)*7/11" office:value-type="float" office:value="0.0122699983968403">
            <text:p>0.01</text:p>
          </table:table-cell>
          <table:table-cell table:style-name="ce4" table:formula="of:=IF([.H21]&lt;0.02;&quot;&quot;;[.H21])">
            <text:p/>
          </table:table-cell>
          <table:table-cell table:number-columns-repeated="1015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algorithm</text:p>
          </table:table-cell>
          <table:table-cell office:value-type="float" office:value="247">
            <text:p>247</text:p>
          </table:table-cell>
          <table:table-cell office:value-type="float" office:value="33501">
            <text:p>33501</text:p>
          </table:table-cell>
          <table:table-cell office:value-type="float" office:value="3357">
            <text:p>3357</text:p>
          </table:table-cell>
          <table:table-cell office:value-type="float" office:value="3046">
            <text:p>3046</text:p>
          </table:table-cell>
          <table:table-cell table:style-name="ce2" table:formula="of:=[.C22]*10000/[.D22]" office:value-type="float" office:value="73.7291424136593">
            <text:p>73.7</text:p>
          </table:table-cell>
          <table:table-cell table:style-name="ce3" table:formula="of:=ATAN([.G22]/300)*7/11" office:value-type="float" office:value="0.153355810432297">
            <text:p>0.15</text:p>
          </table:table-cell>
          <table:table-cell table:style-name="ce4" table:formula="of:=IF([.H22]&lt;0.02;&quot;&quot;;[.H22])" office:value-type="float" office:value="0.153355810432297">
            <text:p>0.15</text:p>
          </table:table-cell>
          <table:table-cell table:number-columns-repeated="1015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python</text:p>
          </table:table-cell>
          <table:table-cell office:value-type="float" office:value="315">
            <text:p>315</text:p>
          </table:table-cell>
          <table:table-cell office:value-type="float" office:value="226954">
            <text:p>226954</text:p>
          </table:table-cell>
          <table:table-cell office:value-type="float" office:value="3357">
            <text:p>3357</text:p>
          </table:table-cell>
          <table:table-cell office:value-type="float" office:value="3046">
            <text:p>3046</text:p>
          </table:table-cell>
          <table:table-cell table:style-name="ce2" table:formula="of:=[.C23]*10000/[.D23]" office:value-type="float" office:value="13.8794645611005">
            <text:p>13.9</text:p>
          </table:table-cell>
          <table:table-cell table:style-name="ce3" table:formula="of:=ATAN([.G23]/300)*7/11" office:value-type="float" office:value="0.0294203096351327">
            <text:p>0.03</text:p>
          </table:table-cell>
          <table:table-cell table:style-name="ce4" table:formula="of:=IF([.H23]&lt;0.02;&quot;&quot;;[.H23])" office:value-type="float" office:value="0.0294203096351327">
            <text:p>0.03</text:p>
          </table:table-cell>
          <table:table-cell table:number-columns-repeated="1015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c++</text:p>
          </table:table-cell>
          <table:table-cell office:value-type="float" office:value="77">
            <text:p>77</text:p>
          </table:table-cell>
          <table:table-cell office:value-type="float" office:value="231225">
            <text:p>231225</text:p>
          </table:table-cell>
          <table:table-cell office:value-type="float" office:value="3357">
            <text:p>3357</text:p>
          </table:table-cell>
          <table:table-cell office:value-type="float" office:value="3046">
            <text:p>3046</text:p>
          </table:table-cell>
          <table:table-cell table:style-name="ce2" table:formula="of:=[.C24]*10000/[.D24]" office:value-type="float" office:value="3.33008973943129">
            <text:p>3.3</text:p>
          </table:table-cell>
          <table:table-cell table:style-name="ce3" table:formula="of:=ATAN([.G24]/300)*7/11" office:value-type="float" office:value="0.00706353661445307">
            <text:p>0.01</text:p>
          </table:table-cell>
          <table:table-cell table:style-name="ce4" table:formula="of:=IF([.H24]&lt;0.02;&quot;&quot;;[.H24])">
            <text:p/>
          </table:table-cell>
          <table:table-cell table:number-columns-repeated="1015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java</text:p>
          </table:table-cell>
          <table:table-cell office:value-type="float" office:value="155">
            <text:p>155</text:p>
          </table:table-cell>
          <table:table-cell office:value-type="float" office:value="490818">
            <text:p>490818</text:p>
          </table:table-cell>
          <table:table-cell office:value-type="float" office:value="3357">
            <text:p>3357</text:p>
          </table:table-cell>
          <table:table-cell office:value-type="float" office:value="3046">
            <text:p>3046</text:p>
          </table:table-cell>
          <table:table-cell table:style-name="ce2" table:formula="of:=[.C25]*10000/[.D25]" office:value-type="float" office:value="3.15799339062545">
            <text:p>3.2</text:p>
          </table:table-cell>
          <table:table-cell table:style-name="ce3" table:formula="of:=ATAN([.G25]/300)*7/11" office:value-type="float" office:value="0.00669852644442263">
            <text:p>0.01</text:p>
          </table:table-cell>
          <table:table-cell table:style-name="ce4" table:formula="of:=IF([.H25]&lt;0.02;&quot;&quot;;[.H25])">
            <text:p/>
          </table:table-cell>
          <table:table-cell table:number-columns-repeated="1015"/>
        </table:table-row>
        <table:table-row table:style-name="ro1">
          <table:table-cell office:value-type="string">
            <text:p>data-mining</text:p>
          </table:table-cell>
          <table:table-cell office:value-type="string">
            <text:p>machine-learning</text:p>
          </table:table-cell>
          <table:table-cell office:value-type="float" office:value="252">
            <text:p>252</text:p>
          </table:table-cell>
          <table:table-cell office:value-type="float" office:value="3208">
            <text:p>3208</text:p>
          </table:table-cell>
          <table:table-cell office:value-type="float" office:value="1082">
            <text:p>1082</text:p>
          </table:table-cell>
          <table:table-cell office:value-type="float" office:value="1075">
            <text:p>1075</text:p>
          </table:table-cell>
          <table:table-cell table:style-name="ce2" table:formula="of:=[.C26]*10000/[.D26]" office:value-type="float" office:value="785.536159600998">
            <text:p>785.5</text:p>
          </table:table-cell>
          <table:table-cell table:style-name="ce3" table:formula="of:=ATAN([.G26]/300)*7/11" office:value-type="float" office:value="0.767445605009128">
            <text:p>0.77</text:p>
          </table:table-cell>
          <table:table-cell table:style-name="ce4" table:formula="of:=IF([.H26]&lt;0.02;&quot;&quot;;[.H26])" office:value-type="float" office:value="0.767445605009128">
            <text:p>0.77</text:p>
          </table:table-cell>
          <table:table-cell table:number-columns-repeated="1015"/>
        </table:table-row>
        <table:table-row table:style-name="ro1">
          <table:table-cell office:value-type="string">
            <text:p>data-mining</text:p>
          </table:table-cell>
          <table:table-cell office:value-type="string">
            <text:p>statistics</text:p>
          </table:table-cell>
          <table:table-cell office:value-type="float" office:value="37">
            <text:p>37</text:p>
          </table:table-cell>
          <table:table-cell office:value-type="float" office:value="3357">
            <text:p>3357</text:p>
          </table:table-cell>
          <table:table-cell office:value-type="float" office:value="1082">
            <text:p>1082</text:p>
          </table:table-cell>
          <table:table-cell office:value-type="float" office:value="1075">
            <text:p>1075</text:p>
          </table:table-cell>
          <table:table-cell table:style-name="ce2" table:formula="of:=[.C27]*10000/[.D27]" office:value-type="float" office:value="110.21745606196">
            <text:p>110.2</text:p>
          </table:table-cell>
          <table:table-cell table:style-name="ce3" table:formula="of:=ATAN([.G27]/300)*7/11" office:value-type="float" office:value="0.224053196492601">
            <text:p>0.22</text:p>
          </table:table-cell>
          <table:table-cell table:style-name="ce4" table:formula="of:=IF([.H27]&lt;0.02;&quot;&quot;;[.H27])" office:value-type="float" office:value="0.224053196492601">
            <text:p>0.22</text:p>
          </table:table-cell>
          <table:table-cell table:number-columns-repeated="1015"/>
        </table:table-row>
        <table:table-row table:style-name="ro1">
          <table:table-cell office:value-type="string">
            <text:p>data-mining</text:p>
          </table:table-cell>
          <table:table-cell office:value-type="string">
            <text:p>nlp</text:p>
          </table:table-cell>
          <table:table-cell office:value-type="float" office:value="45">
            <text:p>45</text:p>
          </table:table-cell>
          <table:table-cell office:value-type="float" office:value="2349">
            <text:p>2349</text:p>
          </table:table-cell>
          <table:table-cell office:value-type="float" office:value="1082">
            <text:p>1082</text:p>
          </table:table-cell>
          <table:table-cell office:value-type="float" office:value="1075">
            <text:p>1075</text:p>
          </table:table-cell>
          <table:table-cell table:style-name="ce2" table:formula="of:=[.C28]*10000/[.D28]" office:value-type="float" office:value="191.570881226054">
            <text:p>191.6</text:p>
          </table:table-cell>
          <table:table-cell table:style-name="ce3" table:formula="of:=ATAN([.G28]/300)*7/11" office:value-type="float" office:value="0.361644041142563">
            <text:p>0.36</text:p>
          </table:table-cell>
          <table:table-cell table:style-name="ce4" table:formula="of:=IF([.H28]&lt;0.02;&quot;&quot;;[.H28])" office:value-type="float" office:value="0.361644041142563">
            <text:p>0.36</text:p>
          </table:table-cell>
          <table:table-cell table:number-columns-repeated="1015"/>
        </table:table-row>
        <table:table-row table:style-name="ro1">
          <table:table-cell office:value-type="string">
            <text:p>data-mining</text:p>
          </table:table-cell>
          <table:table-cell office:value-type="string">
            <text:p>sql</text:p>
          </table:table-cell>
          <table:table-cell office:value-type="float" office:value="30">
            <text:p>30</text:p>
          </table:table-cell>
          <table:table-cell office:value-type="float" office:value="159028">
            <text:p>159028</text:p>
          </table:table-cell>
          <table:table-cell office:value-type="float" office:value="1082">
            <text:p>1082</text:p>
          </table:table-cell>
          <table:table-cell office:value-type="float" office:value="1075">
            <text:p>1075</text:p>
          </table:table-cell>
          <table:table-cell table:style-name="ce2" table:formula="of:=[.C29]*10000/[.D29]" office:value-type="float" office:value="1.88646024599442">
            <text:p>1.9</text:p>
          </table:table-cell>
          <table:table-cell table:style-name="ce3" table:formula="of:=ATAN([.G29]/300)*7/11" office:value-type="float" office:value="0.00400152959842402">
            <text:p>0.00</text:p>
          </table:table-cell>
          <table:table-cell table:style-name="ce4" table:formula="of:=IF([.H29]&lt;0.02;&quot;&quot;;[.H29])">
            <text:p/>
          </table:table-cell>
          <table:table-cell table:number-columns-repeated="1015"/>
        </table:table-row>
        <table:table-row table:style-name="ro1">
          <table:table-cell office:value-type="string">
            <text:p>data-mining</text:p>
          </table:table-cell>
          <table:table-cell office:value-type="string">
            <text:p>algorithm</text:p>
          </table:table-cell>
          <table:table-cell office:value-type="float" office:value="103">
            <text:p>103</text:p>
          </table:table-cell>
          <table:table-cell office:value-type="float" office:value="33501">
            <text:p>33501</text:p>
          </table:table-cell>
          <table:table-cell office:value-type="float" office:value="1082">
            <text:p>1082</text:p>
          </table:table-cell>
          <table:table-cell office:value-type="float" office:value="1075">
            <text:p>1075</text:p>
          </table:table-cell>
          <table:table-cell table:style-name="ce2" table:formula="of:=[.C30]*10000/[.D30]" office:value-type="float" office:value="30.7453508850482">
            <text:p>30.7</text:p>
          </table:table-cell>
          <table:table-cell table:style-name="ce3" table:formula="of:=ATAN([.G30]/300)*7/11" office:value-type="float" office:value="0.0649905113965225">
            <text:p>0.06</text:p>
          </table:table-cell>
          <table:table-cell table:style-name="ce4" table:formula="of:=IF([.H30]&lt;0.02;&quot;&quot;;[.H30])" office:value-type="float" office:value="0.0649905113965225">
            <text:p>0.06</text:p>
          </table:table-cell>
          <table:table-cell table:number-columns-repeated="1015"/>
        </table:table-row>
        <table:table-row table:style-name="ro1">
          <table:table-cell office:value-type="string">
            <text:p>data-mining</text:p>
          </table:table-cell>
          <table:table-cell office:value-type="string">
            <text:p>artificial-intelligence</text:p>
          </table:table-cell>
          <table:table-cell office:value-type="float" office:value="59">
            <text:p>59</text:p>
          </table:table-cell>
          <table:table-cell office:value-type="float" office:value="2103">
            <text:p>2103</text:p>
          </table:table-cell>
          <table:table-cell office:value-type="float" office:value="1082">
            <text:p>1082</text:p>
          </table:table-cell>
          <table:table-cell office:value-type="float" office:value="1075">
            <text:p>1075</text:p>
          </table:table-cell>
          <table:table-cell table:style-name="ce2" table:formula="of:=[.C31]*10000/[.D31]" office:value-type="float" office:value="280.551592962435">
            <text:p>280.6</text:p>
          </table:table-cell>
          <table:table-cell table:style-name="ce3" table:formula="of:=ATAN([.G31]/300)*7/11" office:value-type="float" office:value="0.478488696941851">
            <text:p>0.48</text:p>
          </table:table-cell>
          <table:table-cell table:style-name="ce4" table:formula="of:=IF([.H31]&lt;0.02;&quot;&quot;;[.H31])" office:value-type="float" office:value="0.478488696941851">
            <text:p>0.48</text:p>
          </table:table-cell>
          <table:table-cell table:number-columns-repeated="1015"/>
        </table:table-row>
        <table:table-row table:style-name="ro1">
          <table:table-cell office:value-type="string">
            <text:p>data-mining</text:p>
          </table:table-cell>
          <table:table-cell office:value-type="string">
            <text:p>python</text:p>
          </table:table-cell>
          <table:table-cell office:value-type="float" office:value="84">
            <text:p>84</text:p>
          </table:table-cell>
          <table:table-cell office:value-type="float" office:value="226954">
            <text:p>226954</text:p>
          </table:table-cell>
          <table:table-cell office:value-type="float" office:value="1082">
            <text:p>1082</text:p>
          </table:table-cell>
          <table:table-cell office:value-type="float" office:value="1075">
            <text:p>1075</text:p>
          </table:table-cell>
          <table:table-cell table:style-name="ce2" table:formula="of:=[.C32]*10000/[.D32]" office:value-type="float" office:value="3.7011905496268">
            <text:p>3.7</text:p>
          </table:table-cell>
          <table:table-cell table:style-name="ce3" table:formula="of:=ATAN([.G32]/300)*7/11" office:value-type="float" office:value="0.00785061196164139">
            <text:p>0.01</text:p>
          </table:table-cell>
          <table:table-cell table:style-name="ce4" table:formula="of:=IF([.H32]&lt;0.02;&quot;&quot;;[.H32])">
            <text:p/>
          </table:table-cell>
          <table:table-cell table:number-columns-repeated="1015"/>
        </table:table-row>
        <table:table-row table:style-name="ro1">
          <table:table-cell office:value-type="string">
            <text:p>data-mining</text:p>
          </table:table-cell>
          <table:table-cell office:value-type="string">
            <text:p>java</text:p>
          </table:table-cell>
          <table:table-cell office:value-type="float" office:value="101">
            <text:p>101</text:p>
          </table:table-cell>
          <table:table-cell office:value-type="float" office:value="490818">
            <text:p>490818</text:p>
          </table:table-cell>
          <table:table-cell office:value-type="float" office:value="1082">
            <text:p>1082</text:p>
          </table:table-cell>
          <table:table-cell office:value-type="float" office:value="1075">
            <text:p>1075</text:p>
          </table:table-cell>
          <table:table-cell table:style-name="ce2" table:formula="of:=[.C33]*10000/[.D33]" office:value-type="float" office:value="2.05778924163335">
            <text:p>2.1</text:p>
          </table:table-cell>
          <table:table-cell table:style-name="ce3" table:formula="of:=ATAN([.G33]/300)*7/11" office:value-type="float" office:value="0.00436493902637329">
            <text:p>0.00</text:p>
          </table:table-cell>
          <table:table-cell table:style-name="ce4" table:formula="of:=IF([.H33]&lt;0.02;&quot;&quot;;[.H33])">
            <text:p/>
          </table:table-cell>
          <table:table-cell table:number-columns-repeated="1015"/>
        </table:table-row>
        <table:table-row table:style-name="ro1">
          <table:table-cell office:value-type="string">
            <text:p>nlp</text:p>
          </table:table-cell>
          <table:table-cell office:value-type="string">
            <text:p>machine-learning</text:p>
          </table:table-cell>
          <table:table-cell office:value-type="float" office:value="232">
            <text:p>232</text:p>
          </table:table-cell>
          <table:table-cell office:value-type="float" office:value="3208">
            <text:p>3208</text:p>
          </table:table-cell>
          <table:table-cell office:value-type="float" office:value="2349">
            <text:p>2349</text:p>
          </table:table-cell>
          <table:table-cell office:value-type="float" office:value="1800">
            <text:p>1800</text:p>
          </table:table-cell>
          <table:table-cell table:style-name="ce2" table:formula="of:=[.C34]*10000/[.D34]" office:value-type="float" office:value="723.192019950125">
            <text:p>723.2</text:p>
          </table:table-cell>
          <table:table-cell table:style-name="ce3" table:formula="of:=ATAN([.G34]/300)*7/11" office:value-type="float" office:value="0.749364799763763">
            <text:p>0.75</text:p>
          </table:table-cell>
          <table:table-cell table:style-name="ce4" table:formula="of:=IF([.H34]&lt;0.02;&quot;&quot;;[.H34])" office:value-type="float" office:value="0.749364799763763">
            <text:p>0.75</text:p>
          </table:table-cell>
          <table:table-cell table:number-columns-repeated="1015"/>
        </table:table-row>
        <table:table-row table:style-name="ro1">
          <table:table-cell office:value-type="string">
            <text:p>nlp</text:p>
          </table:table-cell>
          <table:table-cell office:value-type="string">
            <text:p>data-mining</text:p>
          </table:table-cell>
          <table:table-cell office:value-type="float" office:value="46">
            <text:p>46</text:p>
          </table:table-cell>
          <table:table-cell office:value-type="float" office:value="1082">
            <text:p>1082</text:p>
          </table:table-cell>
          <table:table-cell office:value-type="float" office:value="2349">
            <text:p>2349</text:p>
          </table:table-cell>
          <table:table-cell office:value-type="float" office:value="1800">
            <text:p>1800</text:p>
          </table:table-cell>
          <table:table-cell table:style-name="ce2" table:formula="of:=[.C35]*10000/[.D35]" office:value-type="float" office:value="425.138632162662">
            <text:p>425.1</text:p>
          </table:table-cell>
          <table:table-cell table:style-name="ce3" table:formula="of:=ATAN([.G35]/300)*7/11" office:value-type="float" office:value="0.608546286355752">
            <text:p>0.61</text:p>
          </table:table-cell>
          <table:table-cell table:style-name="ce4" table:formula="of:=IF([.H35]&lt;0.02;&quot;&quot;;[.H35])" office:value-type="float" office:value="0.608546286355752">
            <text:p>0.61</text:p>
          </table:table-cell>
          <table:table-cell table:number-columns-repeated="1015"/>
        </table:table-row>
        <table:table-row table:style-name="ro1">
          <table:table-cell office:value-type="string">
            <text:p>nlp</text:p>
          </table:table-cell>
          <table:table-cell office:value-type="string">
            <text:p>algorithm</text:p>
          </table:table-cell>
          <table:table-cell office:value-type="float" office:value="160">
            <text:p>160</text:p>
          </table:table-cell>
          <table:table-cell office:value-type="float" office:value="33501">
            <text:p>33501</text:p>
          </table:table-cell>
          <table:table-cell office:value-type="float" office:value="2349">
            <text:p>2349</text:p>
          </table:table-cell>
          <table:table-cell office:value-type="float" office:value="1800">
            <text:p>1800</text:p>
          </table:table-cell>
          <table:table-cell table:style-name="ce2" table:formula="of:=[.C36]*10000/[.D36]" office:value-type="float" office:value="47.7597683651234">
            <text:p>47.8</text:p>
          </table:table-cell>
          <table:table-cell table:style-name="ce3" table:formula="of:=ATAN([.G36]/300)*7/11" office:value-type="float" office:value="0.100465515021728">
            <text:p>0.10</text:p>
          </table:table-cell>
          <table:table-cell table:style-name="ce4" table:formula="of:=IF([.H36]&lt;0.02;&quot;&quot;;[.H36])" office:value-type="float" office:value="0.100465515021728">
            <text:p>0.10</text:p>
          </table:table-cell>
          <table:table-cell table:number-columns-repeated="1015"/>
        </table:table-row>
        <table:table-row table:style-name="ro1">
          <table:table-cell office:value-type="string">
            <text:p>nlp</text:p>
          </table:table-cell>
          <table:table-cell office:value-type="string">
            <text:p>artificial-intelligence</text:p>
          </table:table-cell>
          <table:table-cell office:value-type="float" office:value="94">
            <text:p>94</text:p>
          </table:table-cell>
          <table:table-cell office:value-type="float" office:value="2103">
            <text:p>2103</text:p>
          </table:table-cell>
          <table:table-cell office:value-type="float" office:value="2349">
            <text:p>2349</text:p>
          </table:table-cell>
          <table:table-cell office:value-type="float" office:value="1800">
            <text:p>1800</text:p>
          </table:table-cell>
          <table:table-cell table:style-name="ce2" table:formula="of:=[.C37]*10000/[.D37]" office:value-type="float" office:value="446.980504041845">
            <text:p>447.0</text:p>
          </table:table-cell>
          <table:table-cell table:style-name="ce3" table:formula="of:=ATAN([.G37]/300)*7/11" office:value-type="float" office:value="0.623434229634086">
            <text:p>0.62</text:p>
          </table:table-cell>
          <table:table-cell table:style-name="ce4" table:formula="of:=IF([.H37]&lt;0.02;&quot;&quot;;[.H37])" office:value-type="float" office:value="0.623434229634086">
            <text:p>0.62</text:p>
          </table:table-cell>
          <table:table-cell table:number-columns-repeated="1015"/>
        </table:table-row>
        <table:table-row table:style-name="ro1">
          <table:table-cell office:value-type="string">
            <text:p>nlp</text:p>
          </table:table-cell>
          <table:table-cell office:value-type="string">
            <text:p>python</text:p>
          </table:table-cell>
          <table:table-cell office:value-type="float" office:value="490">
            <text:p>490</text:p>
          </table:table-cell>
          <table:table-cell office:value-type="float" office:value="226954">
            <text:p>226954</text:p>
          </table:table-cell>
          <table:table-cell office:value-type="float" office:value="2349">
            <text:p>2349</text:p>
          </table:table-cell>
          <table:table-cell office:value-type="float" office:value="1800">
            <text:p>1800</text:p>
          </table:table-cell>
          <table:table-cell table:style-name="ce2" table:formula="of:=[.C38]*10000/[.D38]" office:value-type="float" office:value="21.5902782061563">
            <text:p>21.6</text:p>
          </table:table-cell>
          <table:table-cell table:style-name="ce3" table:formula="of:=ATAN([.G38]/300)*7/11" office:value-type="float" office:value="0.0457187376725224">
            <text:p>0.05</text:p>
          </table:table-cell>
          <table:table-cell table:style-name="ce4" table:formula="of:=IF([.H38]&lt;0.02;&quot;&quot;;[.H38])" office:value-type="float" office:value="0.0457187376725224">
            <text:p>0.05</text:p>
          </table:table-cell>
          <table:table-cell table:number-columns-repeated="1015"/>
        </table:table-row>
        <table:table-row table:style-name="ro1">
          <table:table-cell office:value-type="string">
            <text:p>nlp</text:p>
          </table:table-cell>
          <table:table-cell office:value-type="string">
            <text:p>java</text:p>
          </table:table-cell>
          <table:table-cell office:value-type="float" office:value="397">
            <text:p>397</text:p>
          </table:table-cell>
          <table:table-cell office:value-type="float" office:value="490818">
            <text:p>490818</text:p>
          </table:table-cell>
          <table:table-cell office:value-type="float" office:value="2349">
            <text:p>2349</text:p>
          </table:table-cell>
          <table:table-cell office:value-type="float" office:value="1800">
            <text:p>1800</text:p>
          </table:table-cell>
          <table:table-cell table:style-name="ce2" table:formula="of:=[.C39]*10000/[.D39]" office:value-type="float" office:value="8.08853791018259">
            <text:p>8.1</text:p>
          </table:table-cell>
          <table:table-cell table:style-name="ce3" table:formula="of:=ATAN([.G39]/300)*7/11" office:value-type="float" office:value="0.0171533489880329">
            <text:p>0.02</text:p>
          </table:table-cell>
          <table:table-cell table:style-name="ce4" table:formula="of:=IF([.H39]&lt;0.02;&quot;&quot;;[.H39])">
            <text:p/>
          </table:table-cell>
          <table:table-cell table:number-columns-repeated="1015"/>
        </table:table-row>
        <table:table-row table:style-name="ro1">
          <table:table-cell office:value-type="string">
            <text:p>hadoop</text:p>
          </table:table-cell>
          <table:table-cell office:value-type="string">
            <text:p>python</text:p>
          </table:table-cell>
          <table:table-cell office:value-type="float" office:value="255">
            <text:p>255</text:p>
          </table:table-cell>
          <table:table-cell office:value-type="float" office:value="226957">
            <text:p>226957</text:p>
          </table:table-cell>
          <table:table-cell office:value-type="float" office:value="8503">
            <text:p>8503</text:p>
          </table:table-cell>
          <table:table-cell office:value-type="float" office:value="2470">
            <text:p>2470</text:p>
          </table:table-cell>
          <table:table-cell table:style-name="ce2" table:formula="of:=[.C40]*10000/[.D40]" office:value-type="float" office:value="11.2356085073384">
            <text:p>11.2</text:p>
          </table:table-cell>
          <table:table-cell table:style-name="ce3" table:formula="of:=ATAN([.G40]/300)*7/11" office:value-type="float" office:value="0.0238219751183439">
            <text:p>0.02</text:p>
          </table:table-cell>
          <table:table-cell table:style-name="ce4" table:formula="of:=IF([.H40]&lt;0.02;&quot;&quot;;[.H40])" office:value-type="float" office:value="0.0238219751183439">
            <text:p>0.02</text:p>
          </table:table-cell>
          <table:table-cell table:number-columns-repeated="1015"/>
        </table:table-row>
        <table:table-row table:style-name="ro1">
          <table:table-cell office:value-type="string">
            <text:p>hadoop</text:p>
          </table:table-cell>
          <table:table-cell office:value-type="string">
            <text:p>java</text:p>
          </table:table-cell>
          <table:table-cell office:value-type="float" office:value="1629">
            <text:p>1629</text:p>
          </table:table-cell>
          <table:table-cell office:value-type="float" office:value="490818">
            <text:p>490818</text:p>
          </table:table-cell>
          <table:table-cell office:value-type="float" office:value="8503">
            <text:p>8503</text:p>
          </table:table-cell>
          <table:table-cell office:value-type="float" office:value="2470">
            <text:p>2470</text:p>
          </table:table-cell>
          <table:table-cell table:style-name="ce2" table:formula="of:=[.C41]*10000/[.D41]" office:value-type="float" office:value="33.1894918279281">
            <text:p>33.2</text:p>
          </table:table-cell>
          <table:table-cell table:style-name="ce3" table:formula="of:=ATAN([.G41]/300)*7/11" office:value-type="float" office:value="0.0701168184274262">
            <text:p>0.07</text:p>
          </table:table-cell>
          <table:table-cell table:style-name="ce4" table:formula="of:=IF([.H41]&lt;0.02;&quot;&quot;;[.H41])" office:value-type="float" office:value="0.0701168184274262">
            <text:p>0.07</text:p>
          </table:table-cell>
          <table:table-cell table:number-columns-repeated="1015"/>
        </table:table-row>
        <table:table-row table:style-name="ro1">
          <table:table-cell office:value-type="string">
            <text:p>sql</text:p>
          </table:table-cell>
          <table:table-cell office:value-type="string">
            <text:p>java</text:p>
          </table:table-cell>
          <table:table-cell office:value-type="float" office:value="4634">
            <text:p>4634</text:p>
          </table:table-cell>
          <table:table-cell office:value-type="float" office:value="490824">
            <text:p>490824</text:p>
          </table:table-cell>
          <table:table-cell office:value-type="float" office:value="159028">
            <text:p>159028</text:p>
          </table:table-cell>
          <table:table-cell office:value-type="float" office:value="61374">
            <text:p>61374</text:p>
          </table:table-cell>
          <table:table-cell table:style-name="ce2" table:formula="of:=[.C42]*10000/[.D42]" office:value-type="float" office:value="94.4126611575636">
            <text:p>94.4</text:p>
          </table:table-cell>
          <table:table-cell table:style-name="ce3" table:formula="of:=ATAN([.G42]/300)*7/11" office:value-type="float" office:value="0.194024697215249">
            <text:p>0.19</text:p>
          </table:table-cell>
          <table:table-cell table:style-name="ce4" table:formula="of:=IF([.H42]&lt;0.02;&quot;&quot;;[.H42])" office:value-type="float" office:value="0.194024697215249">
            <text:p>0.19</text:p>
          </table:table-cell>
          <table:table-cell table:number-columns-repeated="1015"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python</text:p>
          </table:table-cell>
          <table:table-cell office:value-type="float" office:value="1598">
            <text:p>1598</text:p>
          </table:table-cell>
          <table:table-cell office:value-type="float" office:value="226957">
            <text:p>226957</text:p>
          </table:table-cell>
          <table:table-cell office:value-type="float" office:value="33501">
            <text:p>33501</text:p>
          </table:table-cell>
          <table:table-cell office:value-type="float" office:value="17289">
            <text:p>17289</text:p>
          </table:table-cell>
          <table:table-cell table:style-name="ce2" table:formula="of:=[.C43]*10000/[.D43]" office:value-type="float" office:value="70.4098133126539">
            <text:p>70.4</text:p>
          </table:table-cell>
          <table:table-cell table:style-name="ce3" table:formula="of:=ATAN([.G43]/300)*7/11" office:value-type="float" office:value="0.146699033126177">
            <text:p>0.15</text:p>
          </table:table-cell>
          <table:table-cell table:style-name="ce4" table:formula="of:=IF([.H43]&lt;0.02;&quot;&quot;;[.H43])" office:value-type="float" office:value="0.146699033126177">
            <text:p>0.15</text:p>
          </table:table-cell>
          <table:table-cell table:number-columns-repeated="1015"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c++</text:p>
          </table:table-cell>
          <table:table-cell office:value-type="float" office:value="3433">
            <text:p>3433</text:p>
          </table:table-cell>
          <table:table-cell office:value-type="float" office:value="231227">
            <text:p>231227</text:p>
          </table:table-cell>
          <table:table-cell office:value-type="float" office:value="33501">
            <text:p>33501</text:p>
          </table:table-cell>
          <table:table-cell office:value-type="float" office:value="17289">
            <text:p>17289</text:p>
          </table:table-cell>
          <table:table-cell table:style-name="ce2" table:formula="of:=[.C44]*10000/[.D44]" office:value-type="float" office:value="148.468820682706">
            <text:p>148.5</text:p>
          </table:table-cell>
          <table:table-cell table:style-name="ce3" table:formula="of:=ATAN([.G44]/300)*7/11" office:value-type="float" office:value="0.292444812479367">
            <text:p>0.29</text:p>
          </table:table-cell>
          <table:table-cell table:style-name="ce4" table:formula="of:=IF([.H44]&lt;0.02;&quot;&quot;;[.H44])" office:value-type="float" office:value="0.292444812479367">
            <text:p>0.29</text:p>
          </table:table-cell>
          <table:table-cell table:number-columns-repeated="1015"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java</text:p>
          </table:table-cell>
          <table:table-cell office:value-type="float" office:value="3660">
            <text:p>3660</text:p>
          </table:table-cell>
          <table:table-cell office:value-type="float" office:value="490824">
            <text:p>490824</text:p>
          </table:table-cell>
          <table:table-cell office:value-type="float" office:value="33501">
            <text:p>33501</text:p>
          </table:table-cell>
          <table:table-cell office:value-type="float" office:value="17289">
            <text:p>17289</text:p>
          </table:table-cell>
          <table:table-cell table:style-name="ce2" table:formula="of:=[.C45]*10000/[.D45]" office:value-type="float" office:value="74.5684807588871">
            <text:p>74.6</text:p>
          </table:table-cell>
          <table:table-cell table:style-name="ce3" table:formula="of:=ATAN([.G45]/300)*7/11" office:value-type="float" office:value="0.155033721666166">
            <text:p>0.16</text:p>
          </table:table-cell>
          <table:table-cell table:style-name="ce4" table:formula="of:=IF([.H45]&lt;0.02;&quot;&quot;;[.H45])" office:value-type="float" office:value="0.155033721666166">
            <text:p>0.16</text:p>
          </table:table-cell>
          <table:table-cell table:number-columns-repeated="1015"/>
        </table:table-row>
        <table:table-row table:style-name="ro1">
          <table:table-cell office:value-type="string">
            <text:p>artificial-intelligence</text:p>
          </table:table-cell>
          <table:table-cell office:value-type="string">
            <text:p>machine-learning</text:p>
          </table:table-cell>
          <table:table-cell office:value-type="float" office:value="354">
            <text:p>354</text:p>
          </table:table-cell>
          <table:table-cell office:value-type="float" office:value="3208">
            <text:p>3208</text:p>
          </table:table-cell>
          <table:table-cell office:value-type="float" office:value="2103">
            <text:p>2103</text:p>
          </table:table-cell>
          <table:table-cell office:value-type="float" office:value="1742">
            <text:p>1742</text:p>
          </table:table-cell>
          <table:table-cell table:style-name="ce2" table:formula="of:=[.C46]*10000/[.D46]" office:value-type="float" office:value="1103.49127182045">
            <text:p>1103.5</text:p>
          </table:table-cell>
          <table:table-cell table:style-name="ce3" table:formula="of:=ATAN([.G46]/300)*7/11" office:value-type="float" office:value="0.830675734316639">
            <text:p>0.83</text:p>
          </table:table-cell>
          <table:table-cell table:style-name="ce4" table:formula="of:=IF([.H46]&lt;0.02;&quot;&quot;;[.H46])" office:value-type="float" office:value="0.830675734316639">
            <text:p>0.83</text:p>
          </table:table-cell>
          <table:table-cell table:number-columns-repeated="1015"/>
        </table:table-row>
        <table:table-row table:style-name="ro1">
          <table:table-cell office:value-type="string">
            <text:p>artificial-intelligence</text:p>
          </table:table-cell>
          <table:table-cell office:value-type="string">
            <text:p>data-mining</text:p>
          </table:table-cell>
          <table:table-cell office:value-type="float" office:value="59">
            <text:p>59</text:p>
          </table:table-cell>
          <table:table-cell office:value-type="float" office:value="1082">
            <text:p>1082</text:p>
          </table:table-cell>
          <table:table-cell office:value-type="float" office:value="2103">
            <text:p>2103</text:p>
          </table:table-cell>
          <table:table-cell office:value-type="float" office:value="1742">
            <text:p>1742</text:p>
          </table:table-cell>
          <table:table-cell table:style-name="ce2" table:formula="of:=[.C47]*10000/[.D47]" office:value-type="float" office:value="545.286506469501">
            <text:p>545.3</text:p>
          </table:table-cell>
          <table:table-cell table:style-name="ce3" table:formula="of:=ATAN([.G47]/300)*7/11" office:value-type="float" office:value="0.679523725573498">
            <text:p>0.68</text:p>
          </table:table-cell>
          <table:table-cell table:style-name="ce4" table:formula="of:=IF([.H47]&lt;0.02;&quot;&quot;;[.H47])" office:value-type="float" office:value="0.679523725573498">
            <text:p>0.68</text:p>
          </table:table-cell>
          <table:table-cell table:number-columns-repeated="1015"/>
        </table:table-row>
        <table:table-row table:style-name="ro1">
          <table:table-cell office:value-type="string">
            <text:p>artificial-intelligence</text:p>
          </table:table-cell>
          <table:table-cell office:value-type="string">
            <text:p>nlp</text:p>
          </table:table-cell>
          <table:table-cell office:value-type="float" office:value="92">
            <text:p>92</text:p>
          </table:table-cell>
          <table:table-cell office:value-type="float" office:value="2349">
            <text:p>2349</text:p>
          </table:table-cell>
          <table:table-cell office:value-type="float" office:value="2103">
            <text:p>2103</text:p>
          </table:table-cell>
          <table:table-cell office:value-type="float" office:value="1742">
            <text:p>1742</text:p>
          </table:table-cell>
          <table:table-cell table:style-name="ce2" table:formula="of:=[.C48]*10000/[.D48]" office:value-type="float" office:value="391.656023839932">
            <text:p>391.7</text:p>
          </table:table-cell>
          <table:table-cell table:style-name="ce3" table:formula="of:=ATAN([.G48]/300)*7/11" office:value-type="float" office:value="0.58363919860978">
            <text:p>0.58</text:p>
          </table:table-cell>
          <table:table-cell table:style-name="ce4" table:formula="of:=IF([.H48]&lt;0.02;&quot;&quot;;[.H48])" office:value-type="float" office:value="0.58363919860978">
            <text:p>0.58</text:p>
          </table:table-cell>
          <table:table-cell table:number-columns-repeated="1015"/>
        </table:table-row>
        <table:table-row table:style-name="ro1">
          <table:table-cell office:value-type="string">
            <text:p>artificial-intelligence</text:p>
          </table:table-cell>
          <table:table-cell office:value-type="string">
            <text:p>algorithm</text:p>
          </table:table-cell>
          <table:table-cell office:value-type="float" office:value="340">
            <text:p>340</text:p>
          </table:table-cell>
          <table:table-cell office:value-type="float" office:value="33501">
            <text:p>33501</text:p>
          </table:table-cell>
          <table:table-cell office:value-type="float" office:value="2103">
            <text:p>2103</text:p>
          </table:table-cell>
          <table:table-cell office:value-type="float" office:value="1742">
            <text:p>1742</text:p>
          </table:table-cell>
          <table:table-cell table:style-name="ce2" table:formula="of:=[.C49]*10000/[.D49]" office:value-type="float" office:value="101.489507775887">
            <text:p>101.5</text:p>
          </table:table-cell>
          <table:table-cell table:style-name="ce3" table:formula="of:=ATAN([.G49]/300)*7/11" office:value-type="float" office:value="0.207589710436275">
            <text:p>0.21</text:p>
          </table:table-cell>
          <table:table-cell table:style-name="ce4" table:formula="of:=IF([.H49]&lt;0.02;&quot;&quot;;[.H49])" office:value-type="float" office:value="0.207589710436275">
            <text:p>0.21</text:p>
          </table:table-cell>
          <table:table-cell table:number-columns-repeated="1015"/>
        </table:table-row>
        <table:table-row table:style-name="ro1">
          <table:table-cell office:value-type="string">
            <text:p>artificial-intelligence</text:p>
          </table:table-cell>
          <table:table-cell office:value-type="string">
            <text:p>python</text:p>
          </table:table-cell>
          <table:table-cell office:value-type="float" office:value="126">
            <text:p>126</text:p>
          </table:table-cell>
          <table:table-cell office:value-type="float" office:value="226957">
            <text:p>226957</text:p>
          </table:table-cell>
          <table:table-cell office:value-type="float" office:value="2103">
            <text:p>2103</text:p>
          </table:table-cell>
          <table:table-cell office:value-type="float" office:value="1742">
            <text:p>1742</text:p>
          </table:table-cell>
          <table:table-cell table:style-name="ce2" table:formula="of:=[.C50]*10000/[.D50]" office:value-type="float" office:value="5.55171243892015">
            <text:p>5.6</text:p>
          </table:table-cell>
          <table:table-cell table:style-name="ce3" table:formula="of:=ATAN([.G50]/300)*7/11" office:value-type="float" office:value="0.0117750156795215">
            <text:p>0.01</text:p>
          </table:table-cell>
          <table:table-cell table:style-name="ce4" table:formula="of:=IF([.H50]&lt;0.02;&quot;&quot;;[.H50])">
            <text:p/>
          </table:table-cell>
          <table:table-cell table:number-columns-repeated="1015"/>
        </table:table-row>
        <table:table-row table:style-name="ro1">
          <table:table-cell office:value-type="string">
            <text:p>artificial-intelligence</text:p>
          </table:table-cell>
          <table:table-cell office:value-type="string">
            <text:p>c++</text:p>
          </table:table-cell>
          <table:table-cell office:value-type="float" office:value="75">
            <text:p>75</text:p>
          </table:table-cell>
          <table:table-cell office:value-type="float" office:value="231230">
            <text:p>231230</text:p>
          </table:table-cell>
          <table:table-cell office:value-type="float" office:value="2103">
            <text:p>2103</text:p>
          </table:table-cell>
          <table:table-cell office:value-type="float" office:value="1742">
            <text:p>1742</text:p>
          </table:table-cell>
          <table:table-cell table:style-name="ce2" table:formula="of:=[.C51]*10000/[.D51]" office:value-type="float" office:value="3.24352376421745">
            <text:p>3.2</text:p>
          </table:table-cell>
          <table:table-cell table:style-name="ce3" table:formula="of:=ATAN([.G51]/300)*7/11" office:value-type="float" office:value="0.00687993385847025">
            <text:p>0.01</text:p>
          </table:table-cell>
          <table:table-cell table:style-name="ce4" table:formula="of:=IF([.H51]&lt;0.02;&quot;&quot;;[.H51])">
            <text:p/>
          </table:table-cell>
          <table:table-cell table:number-columns-repeated="1015"/>
        </table:table-row>
        <table:table-row table:style-name="ro1">
          <table:table-cell office:value-type="string">
            <text:p>artificial-intelligence</text:p>
          </table:table-cell>
          <table:table-cell office:value-type="string">
            <text:p>java</text:p>
          </table:table-cell>
          <table:table-cell office:value-type="float" office:value="210">
            <text:p>210</text:p>
          </table:table-cell>
          <table:table-cell office:value-type="float" office:value="490824">
            <text:p>490824</text:p>
          </table:table-cell>
          <table:table-cell office:value-type="float" office:value="2103">
            <text:p>2103</text:p>
          </table:table-cell>
          <table:table-cell office:value-type="float" office:value="1742">
            <text:p>1742</text:p>
          </table:table-cell>
          <table:table-cell table:style-name="ce2" table:formula="of:=[.C52]*10000/[.D52]" office:value-type="float" office:value="4.278519387805">
            <text:p>4.3</text:p>
          </table:table-cell>
          <table:table-cell table:style-name="ce3" table:formula="of:=ATAN([.G52]/300)*7/11" office:value-type="float" office:value="0.00907503194159317">
            <text:p>0.01</text:p>
          </table:table-cell>
          <table:table-cell table:style-name="ce4" table:formula="of:=IF([.H52]&lt;0.02;&quot;&quot;;[.H52])">
            <text:p/>
          </table:table-cell>
          <table:table-cell table:number-columns-repeated="1015"/>
        </table:table-row>
        <table:table-row table:style-name="ro1">
          <table:table-cell office:value-type="string">
            <text:p>pattern-recognition</text:p>
          </table:table-cell>
          <table:table-cell office:value-type="string">
            <text:p>machine-learning</text:p>
          </table:table-cell>
          <table:table-cell office:value-type="float" office:value="38">
            <text:p>38</text:p>
          </table:table-cell>
          <table:table-cell office:value-type="float" office:value="3208">
            <text:p>3208</text:p>
          </table:table-cell>
          <table:table-cell office:value-type="float" office:value="193">
            <text:p>193</text:p>
          </table:table-cell>
          <table:table-cell office:value-type="float" office:value="356">
            <text:p>356</text:p>
          </table:table-cell>
          <table:table-cell table:style-name="ce2" table:formula="of:=[.C53]*10000/[.D53]" office:value-type="float" office:value="118.453865336658">
            <text:p>118.5</text:p>
          </table:table-cell>
          <table:table-cell table:style-name="ce3" table:formula="of:=ATAN([.G53]/300)*7/11" office:value-type="float" office:value="0.239308096965459">
            <text:p>0.24</text:p>
          </table:table-cell>
          <table:table-cell table:style-name="ce4" table:formula="of:=IF([.H53]&lt;0.02;&quot;&quot;;[.H53])" office:value-type="float" office:value="0.239308096965459">
            <text:p>0.24</text:p>
          </table:table-cell>
          <table:table-cell table:number-columns-repeated="1015"/>
        </table:table-row>
        <table:table-row table:style-name="ro1">
          <table:table-cell office:value-type="string">
            <text:p>pattern-recognition</text:p>
          </table:table-cell>
          <table:table-cell office:value-type="string">
            <text:p>data-mining</text:p>
          </table:table-cell>
          <table:table-cell office:value-type="float" office:value="10">
            <text:p>10</text:p>
          </table:table-cell>
          <table:table-cell office:value-type="float" office:value="1082">
            <text:p>1082</text:p>
          </table:table-cell>
          <table:table-cell office:value-type="float" office:value="193">
            <text:p>193</text:p>
          </table:table-cell>
          <table:table-cell office:value-type="float" office:value="356">
            <text:p>356</text:p>
          </table:table-cell>
          <table:table-cell table:style-name="ce2" table:formula="of:=[.C54]*10000/[.D54]" office:value-type="float" office:value="92.4214417744917">
            <text:p>92.4</text:p>
          </table:table-cell>
          <table:table-cell table:style-name="ce3" table:formula="of:=ATAN([.G54]/300)*7/11" office:value-type="float" office:value="0.190174260761879">
            <text:p>0.19</text:p>
          </table:table-cell>
          <table:table-cell table:style-name="ce4" table:formula="of:=IF([.H54]&lt;0.02;&quot;&quot;;[.H54])" office:value-type="float" office:value="0.190174260761879">
            <text:p>0.19</text:p>
          </table:table-cell>
          <table:table-cell table:number-columns-repeated="1015"/>
        </table:table-row>
        <table:table-row table:style-name="ro1">
          <table:table-cell office:value-type="string">
            <text:p>pattern-recognition</text:p>
          </table:table-cell>
          <table:table-cell office:value-type="string">
            <text:p>algorithm</text:p>
          </table:table-cell>
          <table:table-cell office:value-type="float" office:value="22">
            <text:p>22</text:p>
          </table:table-cell>
          <table:table-cell office:value-type="float" office:value="33501">
            <text:p>33501</text:p>
          </table:table-cell>
          <table:table-cell office:value-type="float" office:value="193">
            <text:p>193</text:p>
          </table:table-cell>
          <table:table-cell office:value-type="float" office:value="356">
            <text:p>356</text:p>
          </table:table-cell>
          <table:table-cell table:style-name="ce2" table:formula="of:=[.C55]*10000/[.D55]" office:value-type="float" office:value="6.56696815020447">
            <text:p>6.6</text:p>
          </table:table-cell>
          <table:table-cell table:style-name="ce3" table:formula="of:=ATAN([.G55]/300)*7/11" office:value-type="float" office:value="0.0139277081558638">
            <text:p>0.01</text:p>
          </table:table-cell>
          <table:table-cell table:style-name="ce4" table:formula="of:=IF([.H55]&lt;0.02;&quot;&quot;;[.H55])">
            <text:p/>
          </table:table-cell>
          <table:table-cell table:number-columns-repeated="1015"/>
        </table:table-row>
        <table:table-row table:style-name="ro1">
          <table:table-cell office:value-type="string">
            <text:p>pattern-recognition</text:p>
          </table:table-cell>
          <table:table-cell office:value-type="string">
            <text:p>artificial-intelligence</text:p>
          </table:table-cell>
          <table:table-cell office:value-type="float" office:value="16">
            <text:p>16</text:p>
          </table:table-cell>
          <table:table-cell office:value-type="float" office:value="2103">
            <text:p>2103</text:p>
          </table:table-cell>
          <table:table-cell office:value-type="float" office:value="193">
            <text:p>193</text:p>
          </table:table-cell>
          <table:table-cell office:value-type="float" office:value="356">
            <text:p>356</text:p>
          </table:table-cell>
          <table:table-cell table:style-name="ce2" table:formula="of:=[.C56]*10000/[.D56]" office:value-type="float" office:value="76.0817879220162">
            <text:p>76.1</text:p>
          </table:table-cell>
          <table:table-cell table:style-name="ce3" table:formula="of:=ATAN([.G56]/300)*7/11" office:value-type="float" office:value="0.158053392946299">
            <text:p>0.16</text:p>
          </table:table-cell>
          <table:table-cell table:style-name="ce4" table:formula="of:=IF([.H56]&lt;0.02;&quot;&quot;;[.H56])" office:value-type="float" office:value="0.158053392946299">
            <text:p>0.16</text:p>
          </table:table-cell>
          <table:table-cell table:number-columns-repeated="1015"/>
        </table:table-row>
        <table:table-row table:style-name="ro1">
          <table:table-cell office:value-type="string">
            <text:p>pattern-recognition</text:p>
          </table:table-cell>
          <table:table-cell office:value-type="string">
            <text:p>python</text:p>
          </table:table-cell>
          <table:table-cell office:value-type="float" office:value="11">
            <text:p>11</text:p>
          </table:table-cell>
          <table:table-cell office:value-type="float" office:value="226957">
            <text:p>226957</text:p>
          </table:table-cell>
          <table:table-cell office:value-type="float" office:value="193">
            <text:p>193</text:p>
          </table:table-cell>
          <table:table-cell office:value-type="float" office:value="356">
            <text:p>356</text:p>
          </table:table-cell>
          <table:table-cell table:style-name="ce2" table:formula="of:=[.C57]*10000/[.D57]" office:value-type="float" office:value="0.484673308159695">
            <text:p>0.5</text:p>
          </table:table-cell>
          <table:table-cell table:style-name="ce3" table:formula="of:=ATAN([.G57]/300)*7/11" office:value-type="float" office:value="0.00102809400162388">
            <text:p>0.00</text:p>
          </table:table-cell>
          <table:table-cell table:style-name="ce4" table:formula="of:=IF([.H57]&lt;0.02;&quot;&quot;;[.H57])">
            <text:p/>
          </table:table-cell>
          <table:table-cell table:number-columns-repeated="1015"/>
        </table:table-row>
        <table:table-row table:style-name="ro1">
          <table:table-cell office:value-type="string">
            <text:p>pattern-recognition</text:p>
          </table:table-cell>
          <table:table-cell office:value-type="string">
            <text:p>c++</text:p>
          </table:table-cell>
          <table:table-cell office:value-type="float" office:value="11">
            <text:p>11</text:p>
          </table:table-cell>
          <table:table-cell office:value-type="float" office:value="231230">
            <text:p>231230</text:p>
          </table:table-cell>
          <table:table-cell office:value-type="float" office:value="193">
            <text:p>193</text:p>
          </table:table-cell>
          <table:table-cell office:value-type="float" office:value="356">
            <text:p>356</text:p>
          </table:table-cell>
          <table:table-cell table:style-name="ce2" table:formula="of:=[.C58]*10000/[.D58]" office:value-type="float" office:value="0.475716818751892">
            <text:p>0.5</text:p>
          </table:table-cell>
          <table:table-cell table:style-name="ce3" table:formula="of:=ATAN([.G58]/300)*7/11" office:value-type="float" office:value="0.00100909543640582">
            <text:p>0.00</text:p>
          </table:table-cell>
          <table:table-cell table:style-name="ce4" table:formula="of:=IF([.H58]&lt;0.02;&quot;&quot;;[.H58])">
            <text:p/>
          </table:table-cell>
          <table:table-cell table:number-columns-repeated="1015"/>
        </table:table-row>
        <table:table-row table:style-name="ro1">
          <table:table-cell office:value-type="string">
            <text:p>pattern-recognition</text:p>
          </table:table-cell>
          <table:table-cell office:value-type="string">
            <text:p>java</text:p>
          </table:table-cell>
          <table:table-cell office:value-type="float" office:value="6">
            <text:p>6</text:p>
          </table:table-cell>
          <table:table-cell office:value-type="float" office:value="490827">
            <text:p>490827</text:p>
          </table:table-cell>
          <table:table-cell office:value-type="float" office:value="193">
            <text:p>193</text:p>
          </table:table-cell>
          <table:table-cell office:value-type="float" office:value="356">
            <text:p>356</text:p>
          </table:table-cell>
          <table:table-cell table:style-name="ce2" table:formula="of:=[.C59]*10000/[.D59]" office:value-type="float" office:value="0.122242663912132">
            <text:p>0.1</text:p>
          </table:table-cell>
          <table:table-cell table:style-name="ce3" table:formula="of:=ATAN([.G59]/300)*7/11" office:value-type="float" office:value="0.000259302606068458">
            <text:p>0.00</text:p>
          </table:table-cell>
          <table:table-cell table:style-name="ce4" table:formula="of:=IF([.H59]&lt;0.02;&quot;&quot;;[.H59])">
            <text:p/>
          </table:table-cell>
          <table:table-cell table:number-columns-repeated="1015"/>
        </table:table-row>
        <table:table-row table:style-name="ro1">
          <table:table-cell office:value-type="string">
            <text:p>python</text:p>
          </table:table-cell>
          <table:table-cell office:value-type="string">
            <text:p>django</text:p>
          </table:table-cell>
          <table:table-cell office:value-type="float" office:value="24332">
            <text:p>24332</text:p>
          </table:table-cell>
          <table:table-cell office:value-type="float" office:value="60158">
            <text:p>60158</text:p>
          </table:table-cell>
          <table:table-cell office:value-type="float" office:value="226957">
            <text:p>226957</text:p>
          </table:table-cell>
          <table:table-cell office:value-type="float" office:value="2275">
            <text:p>2275</text:p>
          </table:table-cell>
          <table:table-cell table:style-name="ce2" table:formula="of:=[.C60]*10000/[.D60]" office:value-type="float" office:value="4044.68233651385">
            <text:p>4044.7</text:p>
          </table:table-cell>
          <table:table-cell table:style-name="ce3" table:formula="of:=ATAN([.G60]/300)*7/11" office:value-type="float" office:value="0.952483912482909">
            <text:p>0.95</text:p>
          </table:table-cell>
          <table:table-cell table:style-name="ce4" table:formula="of:=IF([.H60]&lt;0.02;&quot;&quot;;[.H60])" office:value-type="float" office:value="0.952483912482909">
            <text:p>0.95</text:p>
          </table:table-cell>
          <table:table-cell table:number-columns-repeated="1015"/>
        </table:table-row>
        <table:table-row table:style-name="ro1">
          <table:table-cell office:value-type="string">
            <text:p>python</text:p>
          </table:table-cell>
          <table:table-cell office:value-type="string">
            <text:p>c++</text:p>
          </table:table-cell>
          <table:table-cell office:value-type="float" office:value="2275">
            <text:p>2275</text:p>
          </table:table-cell>
          <table:table-cell office:value-type="float" office:value="231231">
            <text:p>231231</text:p>
          </table:table-cell>
          <table:table-cell office:value-type="float" office:value="226957">
            <text:p>226957</text:p>
          </table:table-cell>
          <table:table-cell office:value-type="float" office:value="2275">
            <text:p>2275</text:p>
          </table:table-cell>
          <table:table-cell table:style-name="ce2" table:formula="of:=[.C61]*10000/[.D61]" office:value-type="float" office:value="98.3864620228257">
            <text:p>98.4</text:p>
          </table:table-cell>
          <table:table-cell table:style-name="ce3" table:formula="of:=ATAN([.G61]/300)*7/11" office:value-type="float" office:value="0.201665007929975">
            <text:p>0.20</text:p>
          </table:table-cell>
          <table:table-cell table:style-name="ce4" table:formula="of:=IF([.H61]&lt;0.02;&quot;&quot;;[.H61])" office:value-type="float" office:value="0.201665007929975">
            <text:p>0.20</text:p>
          </table:table-cell>
          <table:table-cell table:number-columns-repeated="1015"/>
        </table:table-row>
        <table:table-row table:style-name="ro1">
          <table:table-cell office:value-type="string">
            <text:p>django</text:p>
          </table:table-cell>
          <table:table-cell office:value-type="string">
            <text:p>sql</text:p>
          </table:table-cell>
          <table:table-cell office:value-type="float" office:value="685">
            <text:p>685</text:p>
          </table:table-cell>
          <table:table-cell office:value-type="float" office:value="159028">
            <text:p>159028</text:p>
          </table:table-cell>
          <table:table-cell office:value-type="float" office:value="60158">
            <text:p>60158</text:p>
          </table:table-cell>
          <table:table-cell office:value-type="float" office:value="31905">
            <text:p>31905</text:p>
          </table:table-cell>
          <table:table-cell table:style-name="ce2" table:formula="of:=[.C62]*10000/[.D62]" office:value-type="float" office:value="43.0741756168725">
            <text:p>43.1</text:p>
          </table:table-cell>
          <table:table-cell table:style-name="ce3" table:formula="of:=ATAN([.G62]/300)*7/11" office:value-type="float" office:value="0.0907492449615998">
            <text:p>0.09</text:p>
          </table:table-cell>
          <table:table-cell table:style-name="ce4" table:formula="of:=IF([.H62]&lt;0.02;&quot;&quot;;[.H62])" office:value-type="float" office:value="0.0907492449615998">
            <text:p>0.09</text:p>
          </table:table-cell>
          <table:table-cell table:number-columns-repeated="1015"/>
        </table:table-row>
        <table:table-row table:style-name="ro1">
          <table:table-cell office:value-type="string">
            <text:p>django</text:p>
          </table:table-cell>
          <table:table-cell office:value-type="string">
            <text:p>python</text:p>
          </table:table-cell>
          <table:table-cell office:value-type="float" office:value="24333">
            <text:p>24333</text:p>
          </table:table-cell>
          <table:table-cell office:value-type="float" office:value="226957">
            <text:p>226957</text:p>
          </table:table-cell>
          <table:table-cell office:value-type="float" office:value="60158">
            <text:p>60158</text:p>
          </table:table-cell>
          <table:table-cell office:value-type="float" office:value="31905">
            <text:p>31905</text:p>
          </table:table-cell>
          <table:table-cell table:style-name="ce2" table:formula="of:=[.C63]*10000/[.D63]" office:value-type="float" office:value="1072.14141885908">
            <text:p>1072.1</text:p>
          </table:table-cell>
          <table:table-cell table:style-name="ce3" table:formula="of:=ATAN([.G63]/300)*7/11" office:value-type="float" office:value="0.82597471383248">
            <text:p>0.83</text:p>
          </table:table-cell>
          <table:table-cell table:style-name="ce4" table:formula="of:=IF([.H63]&lt;0.02;&quot;&quot;;[.H63])" office:value-type="float" office:value="0.82597471383248">
            <text:p>0.83</text:p>
          </table:table-cell>
          <table:table-cell table:number-columns-repeated="1015"/>
        </table:table-row>
        <table:table-row table:style-name="ro1">
          <table:table-cell office:value-type="string">
            <text:p>c++</text:p>
          </table:table-cell>
          <table:table-cell office:value-type="string">
            <text:p>algorithm</text:p>
          </table:table-cell>
          <table:table-cell office:value-type="float" office:value="3433">
            <text:p>3433</text:p>
          </table:table-cell>
          <table:table-cell office:value-type="float" office:value="33501">
            <text:p>33501</text:p>
          </table:table-cell>
          <table:table-cell office:value-type="float" office:value="231231">
            <text:p>231231</text:p>
          </table:table-cell>
          <table:table-cell office:value-type="float" office:value="3371">
            <text:p>3371</text:p>
          </table:table-cell>
          <table:table-cell table:style-name="ce2" table:formula="of:=[.C64]*10000/[.D64]" office:value-type="float" office:value="1024.74552998418">
            <text:p>1024.7</text:p>
          </table:table-cell>
          <table:table-cell table:style-name="ce3" table:formula="of:=ATAN([.G64]/300)*7/11" office:value-type="float" office:value="0.818362964276937">
            <text:p>0.82</text:p>
          </table:table-cell>
          <table:table-cell table:style-name="ce4" table:formula="of:=IF([.H64]&lt;0.02;&quot;&quot;;[.H64])" office:value-type="float" office:value="0.818362964276937">
            <text:p>0.82</text:p>
          </table:table-cell>
          <table:table-cell table:number-columns-repeated="1015"/>
        </table:table-row>
        <table:table-row table:style-name="ro1">
          <table:table-cell office:value-type="string">
            <text:p>c++</text:p>
          </table:table-cell>
          <table:table-cell office:value-type="string">
            <text:p>java</text:p>
          </table:table-cell>
          <table:table-cell office:value-type="float" office:value="3371">
            <text:p>3371</text:p>
          </table:table-cell>
          <table:table-cell office:value-type="float" office:value="490834">
            <text:p>490834</text:p>
          </table:table-cell>
          <table:table-cell office:value-type="float" office:value="231231">
            <text:p>231231</text:p>
          </table:table-cell>
          <table:table-cell office:value-type="float" office:value="3371">
            <text:p>3371</text:p>
          </table:table-cell>
          <table:table-cell table:style-name="ce2" table:formula="of:=[.C65]*10000/[.D65]" office:value-type="float" office:value="68.6790238655024">
            <text:p>68.7</text:p>
          </table:table-cell>
          <table:table-cell table:style-name="ce3" table:formula="of:=ATAN([.G65]/300)*7/11" office:value-type="float" office:value="0.1432148998563">
            <text:p>0.14</text:p>
          </table:table-cell>
          <table:table-cell table:style-name="ce4" table:formula="of:=IF([.H65]&lt;0.02;&quot;&quot;;[.H65])" office:value-type="float" office:value="0.1432148998563">
            <text:p>0.14</text:p>
          </table:table-cell>
          <table:table-cell table:number-columns-repeated="1015"/>
        </table:table-row>
        <table:table-row table:style-name="ro1">
          <table:table-cell office:value-type="string">
            <text:p>ruby</text:p>
          </table:table-cell>
          <table:table-cell office:value-type="string">
            <text:p>python</text:p>
          </table:table-cell>
          <table:table-cell office:value-type="float" office:value="967">
            <text:p>967</text:p>
          </table:table-cell>
          <table:table-cell office:value-type="float" office:value="226964">
            <text:p>226964</text:p>
          </table:table-cell>
          <table:table-cell office:value-type="float" office:value="84136">
            <text:p>84136</text:p>
          </table:table-cell>
          <table:table-cell office:value-type="float" office:value="39850">
            <text:p>39850</text:p>
          </table:table-cell>
          <table:table-cell table:style-name="ce2" table:formula="of:=[.C66]*10000/[.D66]" office:value-type="float" office:value="42.6058758217162">
            <text:p>42.6</text:p>
          </table:table-cell>
          <table:table-cell table:style-name="ce3" table:formula="of:=ATAN([.G66]/300)*7/11" office:value-type="float" office:value="0.0897757336523252">
            <text:p>0.09</text:p>
          </table:table-cell>
          <table:table-cell table:style-name="ce4" table:formula="of:=IF([.H66]&lt;0.02;&quot;&quot;;[.H66])" office:value-type="float" office:value="0.0897757336523252">
            <text:p>0.09</text:p>
          </table:table-cell>
          <table:table-cell table:number-columns-repeated="1015"/>
        </table:table-row>
        <table:table-row table:style-name="ro1" table:number-rows-repeated="1048467">
          <table:table-cell table:number-columns-repeated="1024"/>
        </table:table-row>
        <table:table-row table:style-name="ro2" table:number-rows-repeated="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_Sheet1_2" table:style-name="ta1">
        <table:table-column table:style-name="co8" table:default-cell-style-name="ce1"/>
        <table:table-column table:style-name="co4" table:default-cell-style-name="ce1"/>
        <table:table-column table:style-name="co2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1009" table:default-cell-style-name="ce1"/>
        <table:table-row table:style-name="ro1">
          <table:table-cell table:style-name="ce5" office:value-type="string">
            <text:p>Expected Valuation of Skill1 given Skill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6"/>
          <table:table-cell table:style-name="ce11" office:value-type="string">
            <text:p>Skill1</text:p>
          </table:table-cell>
          <table:table-cell table:style-name="ce16" table:number-columns-repeated="13"/>
          <table:table-cell table:number-columns-repeated="1008"/>
        </table:table-row>
        <table:table-row table:style-name="ro1">
          <table:table-cell table:style-name="ce7" office:value-type="string">
            <text:p>Skill2</text:p>
          </table:table-cell>
          <table:table-cell table:style-name="ce8" office:value-type="string">
            <text:p>algorithm</text:p>
          </table:table-cell>
          <table:table-cell table:style-name="ce8" office:value-type="string">
            <text:p>artificial-intelligence</text:p>
          </table:table-cell>
          <table:table-cell table:style-name="ce8" office:value-type="string">
            <text:p>c++</text:p>
          </table:table-cell>
          <table:table-cell table:style-name="ce8" office:value-type="string">
            <text:p>data-mining</text:p>
          </table:table-cell>
          <table:table-cell table:style-name="ce8" office:value-type="string">
            <text:p>django</text:p>
          </table:table-cell>
          <table:table-cell table:style-name="ce8" office:value-type="string">
            <text:p>hadoop</text:p>
          </table:table-cell>
          <table:table-cell table:style-name="ce8" office:value-type="string">
            <text:p>machine-learning</text:p>
          </table:table-cell>
          <table:table-cell table:style-name="ce8" office:value-type="string">
            <text:p>nlp</text:p>
          </table:table-cell>
          <table:table-cell table:style-name="ce8" office:value-type="string">
            <text:p>pattern-recognition</text:p>
          </table:table-cell>
          <table:table-cell table:style-name="ce8" office:value-type="string">
            <text:p>probability</text:p>
          </table:table-cell>
          <table:table-cell table:style-name="ce8" office:value-type="string">
            <text:p>python</text:p>
          </table:table-cell>
          <table:table-cell table:style-name="ce8" office:value-type="string">
            <text:p>ruby</text:p>
          </table:table-cell>
          <table:table-cell table:style-name="ce8" office:value-type="string">
            <text:p>sql</text:p>
          </table:table-cell>
          <table:table-cell table:style-name="ce8" office:value-type="string">
            <text:p>statistics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lgorithm</text:p>
          </table:table-cell>
          <table:table-cell table:style-name="ce12"/>
          <table:table-cell table:style-name="ce14" office:value-type="float" office:value="0.207589710436275">
            <text:p>0.21</text:p>
          </table:table-cell>
          <table:table-cell table:style-name="ce13" office:value-type="float" office:value="0.818362964276937">
            <text:p>0.82</text:p>
          </table:table-cell>
          <table:table-cell table:style-name="ce14" office:value-type="float" office:value="0.0649905113965225">
            <text:p>0.06</text:p>
          </table:table-cell>
          <table:table-cell table:style-name="ce12" table:number-columns-repeated="2"/>
          <table:table-cell table:style-name="ce14" office:value-type="float" office:value="0.169374722162562">
            <text:p>0.17</text:p>
          </table:table-cell>
          <table:table-cell table:style-name="ce14" office:value-type="float" office:value="0.100465515021728">
            <text:p>0.10</text:p>
          </table:table-cell>
          <table:table-cell table:style-name="ce12"/>
          <table:table-cell table:style-name="ce14" office:value-type="float" office:value="0.102934088689939">
            <text:p>0.10</text:p>
          </table:table-cell>
          <table:table-cell table:style-name="ce12" table:number-columns-repeated="3"/>
          <table:table-cell table:style-name="ce14" office:value-type="float" office:value="0.153355810432297">
            <text:p>0.15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rtificial-intelligence</text:p>
          </table:table-cell>
          <table:table-cell table:style-name="ce12" table:number-columns-repeated="3"/>
          <table:table-cell table:style-name="ce14" office:value-type="float" office:value="0.478488696941851">
            <text:p>0.48</text:p>
          </table:table-cell>
          <table:table-cell table:style-name="ce12" table:number-columns-repeated="2"/>
          <table:table-cell table:style-name="ce14" office:value-type="float" office:value="0.887363101851254">
            <text:p>0.89</text:p>
          </table:table-cell>
          <table:table-cell table:style-name="ce14" office:value-type="float" office:value="0.623434229634086">
            <text:p>0.62</text:p>
          </table:table-cell>
          <table:table-cell table:style-name="ce14" office:value-type="float" office:value="0.158053392946299">
            <text:p>0.16</text:p>
          </table:table-cell>
          <table:table-cell table:style-name="ce14" office:value-type="float" office:value="0.119610453925185">
            <text:p>0.12</text:p>
          </table:table-cell>
          <table:table-cell table:style-name="ce12" table:number-columns-repeated="4"/>
          <table:table-cell table:number-columns-repeated="1008"/>
        </table:table-row>
        <table:table-row table:style-name="ro1">
          <table:table-cell table:style-name="ce8" office:value-type="string">
            <text:p>c++</text:p>
          </table:table-cell>
          <table:table-cell table:style-name="ce13" office:value-type="float" office:value="0.292444812479367">
            <text:p>0.29</text:p>
          </table:table-cell>
          <table:table-cell table:style-name="ce12" table:number-columns-repeated="9"/>
          <table:table-cell table:style-name="ce14" office:value-type="float" office:value="0.201665007929975">
            <text:p>0.20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8" office:value-type="string">
            <text:p>data-mining</text:p>
          </table:table-cell>
          <table:table-cell table:style-name="ce12"/>
          <table:table-cell table:style-name="ce14" office:value-type="float" office:value="0.679523725573498">
            <text:p>0.68</text:p>
          </table:table-cell>
          <table:table-cell table:style-name="ce12" table:number-columns-repeated="4"/>
          <table:table-cell table:style-name="ce14" office:value-type="float" office:value="0.918076849397455">
            <text:p>0.92</text:p>
          </table:table-cell>
          <table:table-cell table:style-name="ce14" office:value-type="float" office:value="0.608546286355752">
            <text:p>0.61</text:p>
          </table:table-cell>
          <table:table-cell table:style-name="ce14" office:value-type="float" office:value="0.190174260761879">
            <text:p>0.19</text:p>
          </table:table-cell>
          <table:table-cell table:style-name="ce12" table:number-columns-repeated="5"/>
          <table:table-cell table:number-columns-repeated="1008"/>
        </table:table-row>
        <table:table-row table:style-name="ro1">
          <table:table-cell table:style-name="ce8" office:value-type="string">
            <text:p>django</text:p>
          </table:table-cell>
          <table:table-cell table:style-name="ce12" table:number-columns-repeated="10"/>
          <table:table-cell table:style-name="ce14" office:value-type="float" office:value="0.952483912482909">
            <text:p>0.95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8" office:value-type="string">
            <text:p>java</text:p>
          </table:table-cell>
          <table:table-cell table:style-name="ce13" office:value-type="float" office:value="0.155033721666166">
            <text:p>0.16</text:p>
          </table:table-cell>
          <table:table-cell table:style-name="ce12"/>
          <table:table-cell table:style-name="ce13" office:value-type="float" office:value="0.1432148998563">
            <text:p>0.14</text:p>
          </table:table-cell>
          <table:table-cell table:style-name="ce12" table:number-columns-repeated="2"/>
          <table:table-cell table:style-name="ce14" office:value-type="float" office:value="0.0701168184274262">
            <text:p>0.07</text:p>
          </table:table-cell>
          <table:table-cell table:style-name="ce12" table:number-columns-repeated="6"/>
          <table:table-cell table:style-name="ce14" office:value-type="float" office:value="0.194024697215249">
            <text:p>0.19</text:p>
          </table:table-cell>
          <table:table-cell table:style-name="ce12"/>
          <table:table-cell table:number-columns-repeated="1008"/>
        </table:table-row>
        <table:table-row table:style-name="ro1">
          <table:table-cell table:style-name="ce8" office:value-type="string">
            <text:p>machine-learning</text:p>
          </table:table-cell>
          <table:table-cell table:style-name="ce12"/>
          <table:table-cell table:style-name="ce14" office:value-type="float" office:value="0.830675734316639">
            <text:p>0.83</text:p>
          </table:table-cell>
          <table:table-cell table:style-name="ce12"/>
          <table:table-cell table:style-name="ce14" office:value-type="float" office:value="0.767445605009128">
            <text:p>0.77</text:p>
          </table:table-cell>
          <table:table-cell table:style-name="ce12" table:number-columns-repeated="3"/>
          <table:table-cell table:style-name="ce14" office:value-type="float" office:value="0.749364799763763">
            <text:p>0.75</text:p>
          </table:table-cell>
          <table:table-cell table:style-name="ce14" office:value-type="float" office:value="0.239308096965459">
            <text:p>0.24</text:p>
          </table:table-cell>
          <table:table-cell table:style-name="ce13" office:value-type="float" office:value="0.174056510449226">
            <text:p>0.17</text:p>
          </table:table-cell>
          <table:table-cell table:style-name="ce12" table:number-columns-repeated="3"/>
          <table:table-cell table:style-name="ce14" office:value-type="float" office:value="0.586934014786923">
            <text:p>0.59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nlp</text:p>
          </table:table-cell>
          <table:table-cell table:style-name="ce12"/>
          <table:table-cell table:style-name="ce14" office:value-type="float" office:value="0.58363919860978">
            <text:p>0.58</text:p>
          </table:table-cell>
          <table:table-cell table:style-name="ce12"/>
          <table:table-cell table:style-name="ce14" office:value-type="float" office:value="0.361644041142563">
            <text:p>0.36</text:p>
          </table:table-cell>
          <table:table-cell table:style-name="ce12" table:number-columns-repeated="2"/>
          <table:table-cell table:style-name="ce14" office:value-type="float" office:value="0.810400381354794">
            <text:p>0.81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style-name="ce8" office:value-type="string">
            <text:p>probability</text:p>
          </table:table-cell>
          <table:table-cell table:style-name="ce12" table:number-columns-repeated="13"/>
          <table:table-cell table:style-name="ce14" office:value-type="float" office:value="0.880204460307871">
            <text:p>0.88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python</text:p>
          </table:table-cell>
          <table:table-cell table:style-name="ce14" office:value-type="float" office:value="0.146699033126177">
            <text:p>0.15</text:p>
          </table:table-cell>
          <table:table-cell table:style-name="ce12" table:number-columns-repeated="3"/>
          <table:table-cell table:style-name="ce14" office:value-type="float" office:value="0.82597471383248">
            <text:p>0.83</text:p>
          </table:table-cell>
          <table:table-cell table:style-name="ce14" office:value-type="float" office:value="0.0238219751183439">
            <text:p>0.02</text:p>
          </table:table-cell>
          <table:table-cell table:style-name="ce14" office:value-type="float" office:value="0.0442307649338269">
            <text:p>0.04</text:p>
          </table:table-cell>
          <table:table-cell table:style-name="ce14" office:value-type="float" office:value="0.0457187376725224">
            <text:p>0.05</text:p>
          </table:table-cell>
          <table:table-cell table:style-name="ce12" table:number-columns-repeated="3"/>
          <table:table-cell table:style-name="ce13" office:value-type="float" office:value="0.0897757336523252">
            <text:p>0.09</text:p>
          </table:table-cell>
          <table:table-cell table:style-name="ce12"/>
          <table:table-cell table:style-name="ce14" office:value-type="float" office:value="0.0294203096351327">
            <text:p>0.03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sql</text:p>
          </table:table-cell>
          <table:table-cell table:style-name="ce12" table:number-columns-repeated="4"/>
          <table:table-cell table:style-name="ce14" office:value-type="float" office:value="0.0907492449615998">
            <text:p>0.09</text:p>
          </table:table-cell>
          <table:table-cell table:style-name="ce12" table:number-columns-repeated="9"/>
          <table:table-cell table:number-columns-repeated="1008"/>
        </table:table-row>
        <table:table-row table:style-name="ro1">
          <table:table-cell table:style-name="ce8" office:value-type="string">
            <text:p>statistics</text:p>
          </table:table-cell>
          <table:table-cell table:style-name="ce12" table:number-columns-repeated="3"/>
          <table:table-cell table:style-name="ce14" office:value-type="float" office:value="0.224053196492601">
            <text:p>0.22</text:p>
          </table:table-cell>
          <table:table-cell table:style-name="ce12" table:number-columns-repeated="2"/>
          <table:table-cell table:style-name="ce14" office:value-type="float" office:value="0.572945615313898">
            <text:p>0.57</text:p>
          </table:table-cell>
          <table:table-cell table:style-name="ce12" table:number-columns-repeated="2"/>
          <table:table-cell table:style-name="ce14" office:value-type="float" office:value="0.589459173659824">
            <text:p>0.59</text:p>
          </table:table-cell>
          <table:table-cell table:style-name="ce12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15"/>
          <table:table-cell table:style-name="ce17" table:number-columns-repeated="12"/>
          <table:table-cell table:style-name="ce18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Caveats: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1) Siblings fail – This was expected. Having common questions on java and c++ do not make sense. So (java, c++) and (python, ruby) fail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2) Algorithm and C++ fail because somehow a lot of people ask questions <text:s/>tagged algorithm and c++ both. This is weird actually. I think this is more of a data problem than modeling problem. Need to investigate more.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-pilot-tables>
        <table:data-pilot-table table:name="DataPilot2" table:application-data="" table:target-range-address="'Pivot Table_Sheet1_2'.A2:'Pivot Table_Sheet1_2'.O18" table:buttons="'Pivot Table_Sheet1_2'.A2 'Pivot Table_Sheet1_2'.A5 'Pivot Table_Sheet1_2'.B4">
          <table:source-cell-range table:cell-range-address="Sheet1.A3:Sheet1.I66"/>
          <table:data-pilot-field table:source-field-name="Skill1" table:orientation="column" table:used-hierarchy="0" table:function="auto">
            <table:data-pilot-level table:show-empty="false">
              <table:data-pilot-members>
                <table:data-pilot-member table:name="algorithm" table:display="true" table:show-details="true"/>
                <table:data-pilot-member table:name="artificial-intelligence" table:display="true" table:show-details="true"/>
                <table:data-pilot-member table:name="c++" table:display="true" table:show-details="true"/>
                <table:data-pilot-member table:name="data-mining" table:display="true" table:show-details="true"/>
                <table:data-pilot-member table:name="django" table:display="true" table:show-details="true"/>
                <table:data-pilot-member table:name="hadoop" table:display="true" table:show-details="true"/>
                <table:data-pilot-member table:name="machine-learning" table:display="true" table:show-details="true"/>
                <table:data-pilot-member table:name="nlp" table:display="true" table:show-details="true"/>
                <table:data-pilot-member table:name="pattern-recognition" table:display="true" table:show-details="true"/>
                <table:data-pilot-member table:name="probability" table:display="true" table:show-details="true"/>
                <table:data-pilot-member table:name="python" table:display="true" table:show-details="true"/>
                <table:data-pilot-member table:name="ruby" table:display="true" table:show-details="true"/>
                <table:data-pilot-member table:name="sql" table:display="true" table:show-details="true"/>
                <table:data-pilot-member table:name="statistic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kill2" table:orientation="row" table:used-hierarchy="0" table:function="auto">
            <table:data-pilot-level table:show-empty="false">
              <table:data-pilot-members>
                <table:data-pilot-member table:name="algorithm" table:display="true" table:show-details="true"/>
                <table:data-pilot-member table:name="artificial-intelligence" table:display="true" table:show-details="true"/>
                <table:data-pilot-member table:name="c++" table:display="true" table:show-details="true"/>
                <table:data-pilot-member table:name="data-mining" table:display="true" table:show-details="true"/>
                <table:data-pilot-member table:name="django" table:display="true" table:show-details="true"/>
                <table:data-pilot-member table:name="java" table:display="true" table:show-details="true"/>
                <table:data-pilot-member table:name="machine-learning" table:display="true" table:show-details="true"/>
                <table:data-pilot-member table:name="nlp" table:display="true" table:show-details="true"/>
                <table:data-pilot-member table:name="probability" table:display="true" table:show-details="true"/>
                <table:data-pilot-member table:name="python" table:display="true" table:show-details="true"/>
                <table:data-pilot-member table:name="sql" table:display="true" table:show-details="true"/>
                <table:data-pilot-member table:name="statistic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inal Score 2" table:orientation="data" table:used-hierarchy="0" table:function="sum">
            <table:data-pilot-level table:show-empty="false">
              <table:data-pilot-members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9" table:display="true" table:show-details="true"/>
                <table:data-pilot-member table:name="0.10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9" table:display="true" table:show-details="true"/>
                <table:data-pilot-member table:name="0.20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4" table:display="true" table:show-details="true"/>
                <table:data-pilot-member table:name="0.29" table:display="true" table:show-details="true"/>
                <table:data-pilot-member table:name="0.36" table:display="true" table:show-details="true"/>
                <table:data-pilot-member table:name="0.48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1" table:display="true" table:show-details="true"/>
                <table:data-pilot-member table:name="0.62" table:display="true" table:show-details="true"/>
                <table:data-pilot-member table:name="0.68" table:display="true" table:show-details="true"/>
                <table:data-pilot-member table:name="0.75" table:display="true" table:show-details="true"/>
                <table:data-pilot-member table:name="0.77" table:display="true" table:show-details="true"/>
                <table:data-pilot-member table:name="0.81" table:display="true" table:show-details="true"/>
                <table:data-pilot-member table:name="0.82" table:display="true" table:show-details="true"/>
                <table:data-pilot-member table:name="0.83" table:display="true" table:show-details="true"/>
                <table:data-pilot-member table:name="0.88" table:display="true" table:show-details="true"/>
                <table:data-pilot-member table:name="0.89" table:display="true" table:show-details="true"/>
                <table:data-pilot-member table:name="0.92" table:display="true" table:show-details="true"/>
                <table:data-pilot-member table:name="0.9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i </meta:initial-creator>
    <meta:creation-date>2013-10-09T16:18:37</meta:creation-date>
    <dc:date>2013-10-10T12:42:17</dc:date>
    <dc:creator>gauri </dc:creator>
    <meta:editing-duration>PT55M42S</meta:editing-duration>
    <meta:editing-cycles>10</meta:editing-cycles>
    <meta:generator>LibreOffice/4.0.2.2$Linux_x86 LibreOffice_project/400m0$Build-2</meta:generator>
    <meta:document-statistic meta:table-count="2" meta:cell-count="655" meta:object-count="0"/>
  </office:meta>
</office:document-meta>
</file>